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3cm" style:rel-column-width="13536*"/>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4cm" style:rel-column-width="14431*"/>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background-color="transparent"/>
    </style:style>
    <style:style style:name="P8" style:family="paragraph" style:parent-style-name="Standard">
      <style:paragraph-properties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10"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fo:background-color="transparent" style:font-size-asian="9pt" style:font-size-complex="9pt"/>
    </style:style>
    <style:style style:name="P23" style:family="paragraph" style:parent-style-name="Table_20_Contents">
      <style:paragraph-properties fo:text-align="start"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able_20_Contents">
      <style:paragraph-properties fo:text-align="start" style:justify-single-word="false"/>
      <style:text-properties fo:color="#000000" fo:font-size="9pt" style:font-size-asian="9pt" style:font-size-complex="9pt"/>
    </style:style>
    <style:style style:name="P26" style:family="paragraph" style:parent-style-name="Text_20_body">
      <style:text-properties style:font-name="Courier New1" fo:font-size="10pt" style:font-name-asian="Microsoft YaHei" style:font-size-asian="10pt" style:font-name-complex="Mangal" style:font-size-complex="10pt"/>
    </style:style>
    <style:style style:name="P27" style:family="paragraph" style:parent-style-name="Text_20_body">
      <style:text-properties style:font-name="Courier New1" fo:font-size="10pt" style:font-size-asian="10pt" style:font-size-complex="10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text-properties fo:font-size="9pt" style:font-size-asian="9pt" style:font-size-complex="9pt"/>
    </style:style>
    <style:style style:name="P37" style:family="paragraph" style:parent-style-name="Table_20_Contents" style:list-style-name="L7"/>
    <style:style style:name="P38" style:family="paragraph" style:parent-style-name="Table_20_Contents" style:list-style-name="L8"/>
    <style:style style:name="P39" style:family="paragraph" style:parent-style-name="Heading_20_1">
      <style:paragraph-properties fo:break-before="page"/>
    </style:style>
    <style:style style:name="P40" style:family="paragraph" style:parent-style-name="Heading_20_1">
      <style:paragraph-properties fo:margin-top="0.423cm" fo:margin-bottom="0.212cm" fo:keep-with-next="always"/>
      <style:text-properties style:font-name="Arial" style:font-name-asian="Microsoft YaHei" style:font-name-complex="Mangal"/>
    </style:style>
    <style:style style:name="P41" style:family="paragraph" style:parent-style-name="Heading_20_2">
      <style:text-properties style:font-name="Arial" style:font-name-asian="Microsoft YaHei" style:font-name-complex="Mangal"/>
    </style:style>
    <style:style style:name="P42" style:family="paragraph" style:parent-style-name="Heading_20_2">
      <style:text-properties style:font-name-asian="Microsoft YaHei" style:font-name-complex="Mangal"/>
    </style:style>
    <style:style style:name="P43" style:family="paragraph" style:parent-style-name="Text_20_body" style:list-style-name="L9"/>
    <style:style style:name="P44" style:family="paragraph" style:parent-style-name="Text_20_body" style:list-style-name="L9">
      <style:text-properties style:text-underline-style="non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8">REGWEB<text:tab/>1</text:p>
          <text:p text:style-name="P29">Estàndard SICRES3.<text:tab/>1</text:p>
          <text:p text:style-name="P29">Camps no inclosos a SICRES3<text:tab/>6</text:p>
          <text:p text:style-name="P28">Models de dades<text:tab/>8</text:p>
          <text:p text:style-name="P29">Assentament entrada (RegistroEntradaWs)<text:tab/>8</text:p>
          <text:p text:style-name="P29">Assentament de Sortida (RegistroSalidaWs)<text:tab/>8</text:p>
          <text:p text:style-name="P29">Assentament genèric (RegistroWs)<text:tab/>8</text:p>
          <text:p text:style-name="P29">Interessat (InteresadoWs)<text:tab/>9</text:p>
          <text:p text:style-name="P29">Dades Interessat (DatosInteresadoWs)<text:tab/>9</text:p>
          <text:p text:style-name="P29">Annex (AnexoWs)<text:tab/>10</text:p>
          <text:p text:style-name="P29">Assentament Entrada resposta (RegistroEntradaResponseWs)<text:tab/>11</text:p>
          <text:p text:style-name="P29">Assentament de Sortida resposta (RegistroSalidaResponseWs)<text:tab/>11</text:p>
          <text:p text:style-name="P29">Asentament genèric de resposta (RegistroResponseWs)<text:tab/>11</text:p>
          <text:p text:style-name="P29">Assumpte (TipoAsuntoWs)<text:tab/>12</text:p>
          <text:p text:style-name="P29">Codi Assumpte (CodigoAsuntoWs)<text:tab/>12</text:p>
          <text:p text:style-name="P29">Persona <text:s/>(PersonaWs)<text:tab/>12</text:p>
          <text:p text:style-name="P28">Operacions<text:tab/>13</text:p>
          <text:p text:style-name="P29">Operació altaRegistroEntrada<text:tab/>14</text:p>
          <text:p text:style-name="P29">Operació anularRegistroEntrada<text:tab/>14</text:p>
          <text:p text:style-name="P29">Operació tramitarRegistroEntrada<text:tab/>14</text:p>
          <text:p text:style-name="P29">Operació obtenerRegistroEntrada<text:tab/>15</text:p>
          <text:p text:style-name="P29">Operació obtenerRegistroEntradaID<text:tab/>15</text:p>
          <text:p text:style-name="P29">Operació altaRegistroSalida<text:tab/>15</text:p>
          <text:p text:style-name="P29">Operació anularRegistroSalida<text:tab/>16</text:p>
          <text:p text:style-name="P29">Operació obtenerRegistroSalida<text:tab/>16</text:p>
          <text:p text:style-name="P29">Operació obtenerRegistroSalidaID<text:tab/>16</text:p>
          <text:p text:style-name="P29">Operació listarTipoAsunto<text:tab/>17</text:p>
          <text:p text:style-name="P29">Operació listarCodigoAsunto<text:tab/>17</text:p>
          <text:p text:style-name="P29">Operació listarOficinas<text:tab/>17</text:p>
          <text:p text:style-name="P29">Operació listarLibros<text:tab/>18</text:p>
          <text:p text:style-name="P29">Operació listarOrganismos<text:tab/>18</text:p>
          <text:p text:style-name="P29">Operació crearPersona<text:tab/>18</text:p>
          <text:p text:style-name="P29">Operació borrarPersona<text:tab/>19</text:p>
          <text:p text:style-name="P29">Operació actualizarPersona<text:tab/>19</text:p>
          <text:p text:style-name="P29">Operació listarPersonas<text:tab/>19</text:p>
          <text:p text:style-name="P28">Wsdl<text:tab/>19</text:p>
          <text:p text:style-name="P29">Assentament Entrada<text:tab/>19</text:p>
          <text:p text:style-name="P29">Assentament Sortida<text:tab/>31</text:p>
          <text:p text:style-name="P29">Info<text:tab/>41</text:p>
          <text:p text:style-name="P29">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2997314484003688716" text:style-name="L1">
              <text:list-item>
                <text:p text:style-name="P30">'N' = NIF</text:p>
              </text:list-item>
              <text:list-item>
                <text:p text:style-name="P30">'C' = CIF</text:p>
              </text:list-item>
              <text:list-item>
                <text:p text:style-name="P30">'P' = Passaport</text:p>
              </text:list-item>
              <text:list-item>
                <text:p text:style-name="P30">'E' = Document d'identificació d'estrangers</text:p>
              </text:list-item>
              <text:list-item>
                <text:p text:style-name="P30">'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 l'interessat. <text:a xlink:type="simple" xlink:href="http://administracionelectronica.gob.es/ctt/resources/Soluciones/238/Area descargas/Catalogo de 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style-name="Tabla1.23">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 l'interessat. <text:a xlink:type="simple" xlink:href="http://administracionelectronica.gob.es/ctt/resources/Soluciones/238/Area 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text:a xlink:type="simple" xlink:href="http://administracionelectronica.gob.es/ctt/resources/Soluciones/238/Area descargas/Catalogo de 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1161319077785387918"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text:soft-page-break/>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29602769" text:continue-list="list2997314484003688716" text:style-name="L1">
              <text:list-item>
                <text:p text:style-name="P30">'N' = NIF</text:p>
              </text:list-item>
              <text:list-item>
                <text:p text:style-name="P30">'C' = CIF</text:p>
              </text:list-item>
              <text:list-item>
                <text:p text:style-name="P30">'P' = Passaport</text:p>
              </text:list-item>
              <text:list-item>
                <text:p text:style-name="P30"><text:soft-page-break/>'E' = Document d'identificació d'estrangers</text:p>
              </text:list-item>
              <text:list-item>
                <text:p text:style-name="P30">'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l representant. <text:a xlink:type="simple" xlink:href="http://administracionelectronica.gob.es/ctt/resources/Soluciones/238/Area descargas/Catalogo de 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l representant. <text:a xlink:type="simple" xlink:href="http://administracionelectronica.gob.es/ctt/resources/Soluciones/238/Area 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text:a xlink:type="simple" xlink:href="http://administracionelectronica.gob.es/ctt/resources/Soluciones/238/Area descargas/Catalogo de 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29609922" text:continue-list="list1161319077785387918"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7050904676630690440" text:style-name="L3">
              <text:list-item>
                <text:p text:style-name="P32">'01' = còpia</text:p>
              </text:list-item>
              <text:list-item>
                <text:p text:style-name="P32">'02' = còpia compulsada</text:p>
              </text:list-item>
              <text:list-item>
                <text:p text:style-name="P32">'03' = còpia original</text:p>
              </text:list-item>
              <text:list-item>
                <text:p text:style-name="P32">'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5014021320774357831" text:style-name="L4">
              <text:list-item>
                <text:p text:style-name="P33">'01' = Formulari. Es tracta d'un assentament electrònic d'una instància genèrica.</text:p>
              </text:list-item>
              <text:list-item>
                <text:p text:style-name="P33">'02' = Document adjunt al formulari</text:p>
              </text:list-item>
              <text:list-item>
                <text:p text:style-name="P33">'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7">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3262845466361377074" text:style-name="L5">
              <text:list-item>
                <text:p text:style-name="P34">'01' = Servei de missatgers</text:p>
              </text:list-item>
              <text:list-item>
                <text:p text:style-name="P34">'02' = Correu postal</text:p>
              </text:list-item>
              <text:list-item>
                <text:p text:style-name="P34">'03' = Correu postal certificat</text:p>
              </text:list-item>
              <text:list-item>
                <text:p text:style-name="P34">'04' = Burofax</text:p>
              </text:list-item>
              <text:list-item>
                <text:p text:style-name="P34">'05' = En ma</text:p>
              </text:list-item>
              <text:list-item>
                <text:p text:style-name="P34">'06' = Fax</text:p>
              </text:list-item>
              <text:list-item>
                <text:p text:style-name="P34">'07' = Altres</text:p>
              </text:list-item>
            </text:list>
            <text:p text:style-name="Standard">En cas de ser un registre electrònic aquest camp prendrà el valor <text:soft-page-break/>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7820076615239601206" text:style-name="L6">
              <text:list-item>
                <text:p text:style-name="P35">'01' = Acompanya documentació física requerida.</text:p>
              </text:list-item>
              <text:list-item>
                <text:p text:style-name="P35">'02' = Acompanya documentació física complementària.</text:p>
              </text:list-item>
              <text:list-item>
                <text:p text:style-name="P35">'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ext:soft-page-break/>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6654962242911099731" text:style-name="L7">
              <text:list-item>
                <text:p text:style-name="P37">'ca' = Català.</text:p>
              </text:list-item>
              <text:list-item>
                <text:p text:style-name="P37">'es' = Castellà.</text:p>
              </text:list-item>
              <text:list-item>
                <text:p text:style-name="P37">'gl' = Gallec.</text:p>
              </text:list-item>
              <text:list-item>
                <text:p text:style-name="P37">'eu' = Basc.</text:p>
              </text:list-item>
              <text:list-item>
                <text:p text:style-name="P37">'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7254836134648900853" text:style-name="L8">
              <text:list-item>
                <text:p text:style-name="P38">'01' = Administració.</text:p>
              </text:list-item>
              <text:list-item>
                <text:p text:style-name="P38">'02' = Persona física.</text:p>
              </text:list-item>
              <text:list-item>
                <text:p text:style-name="P38">'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43</dc:date><text:p text:style-name="P45"><text:span text:style-name="T5">Posar el diagrama d'estats.</text:span></text:p></office:annotation></text:p>
          </table:table-cell>
        </table:table-row>
      </table:table>
      <text:h text:style-name="Heading_20_1" text:outline-level="1"/>
      <text:h text:style-name="P39"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7">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21">Camp</text:p>
          </table:table-cell>
          <table:table-cell table:style-name="Tabla30.A2" office:value-type="string">
            <text:p text:style-name="P21">Tipus</text:p>
          </table:table-cell>
          <table:table-cell table:style-name="Tabla30.A2" office:value-type="string">
            <text:p text:style-name="P21">Car</text:p>
          </table:table-cell>
          <table:table-cell table:style-name="Tabla30.A2" office:value-type="string">
            <text:p text:style-name="P21">Lon</text:p>
          </table:table-cell>
          <table:table-cell table:style-name="Tabla30.A2" office:value-type="string">
            <text:p text:style-name="P21">Descripció</text:p>
          </table:table-cell>
          <table:table-cell table:style-name="Tabla30.F2" office:value-type="string">
            <text:p text:style-name="P21">Comentaris</text:p>
          </table:table-cell>
        </table:table-row>
        <table:table-row table:style-name="Tabla30.2">
          <table:table-cell table:style-name="Tabla30.A3" office:value-type="string">
            <text:p text:style-name="P15">numero</text:p>
          </table:table-cell>
          <table:table-cell table:style-name="Tabla30.A3" office:value-type="string">
            <text:p text:style-name="P15">Numèric</text:p>
          </table:table-cell>
          <table:table-cell table:style-name="Tabla30.C3" office:value-type="float" office:value="1">
            <text:p text:style-name="P15">1</text:p>
          </table:table-cell>
          <table:table-cell table:style-name="Tabla30.C3">
            <text:p text:style-name="P15"/>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15">fecha</text:p>
          </table:table-cell>
          <table:table-cell table:style-name="Tabla30.A3" office:value-type="string">
            <text:p text:style-name="P15">Data</text:p>
          </table:table-cell>
          <table:table-cell table:style-name="Tabla30.A3" office:value-type="string">
            <text:p text:style-name="P16">0..1</text:p>
          </table:table-cell>
          <table:table-cell table:style-name="Tabla30.C3" office:value-type="float" office:value="14">
            <text:p text:style-name="P16">14</text:p>
          </table:table-cell>
          <table:table-cell table:style-name="Tabla30.A3" office:value-type="string">
            <text:p text:style-name="P16">Data del assentament</text:p>
          </table:table-cell>
          <table:table-cell table:style-name="Tabla30.F3" office:value-type="string">
            <text:p text:style-name="P24"/>
          </table:table-cell>
        </table:table-row>
        <table:table-row table:style-name="Tabla30.2">
          <table:table-cell table:style-name="Tabla30.A3" office:value-type="string">
            <text:p text:style-name="P15">numeroRegistroFormateado</text:p>
          </table:table-cell>
          <table:table-cell table:style-name="Tabla30.A3" office:value-type="string">
            <text:p text:style-name="P15">Cadena</text:p>
          </table:table-cell>
          <table:table-cell table:style-name="Tabla30.A3" office:value-type="string">
            <text:p text:style-name="P15">0..1</text:p>
          </table:table-cell>
          <table:table-cell table:style-name="Tabla30.A3" office:value-type="string">
            <text:p text:style-name="P15">Var</text:p>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20">oficina</text:p>
          </table:table-cell>
          <table:table-cell table:style-name="Tabla30.A3" office:value-type="string">
            <text:p text:style-name="P20">Cadena</text:p>
          </table:table-cell>
          <table:table-cell table:style-name="Tabla30.C3" office:value-type="float" office:value="1">
            <text:p text:style-name="P20">1</text:p>
          </table:table-cell>
          <table:table-cell table:style-name="Tabla30.C3" office:value-type="float" office:value="21">
            <text:p text:style-name="P20">21</text:p>
          </table:table-cell>
          <table:table-cell table:style-name="Tabla30.A3" office:value-type="string">
            <text:p text:style-name="P20">Codi DIR3 de l'entitat registral on es registre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4">
            <text:p text:style-name="P11">4</text:p>
          </table:table-cell>
          <table:table-cell table:style-name="Tabla30.A3" office:value-type="string">
            <text:p text:style-name="P20">Codi del llibre al qual fer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20">interessat</text:p>
          </table:table-cell>
          <table:table-cell table:style-name="Tabla30.A3" office:value-type="string">
            <text:p text:style-name="P20">InteresadoWs</text:p>
          </table:table-cell>
          <table:table-cell table:style-name="Tabla30.A3" office:value-type="string">
            <text:p text:style-name="P20">1..n</text:p>
          </table:table-cell>
          <table:table-cell table:style-name="Tabla30.A3" office:value-type="string">
            <text:p text:style-name="P20">Var</text:p>
          </table:table-cell>
          <table:table-cell table:style-name="Tabla30.A3" office:value-type="string">
            <text:p text:style-name="P20">Dades de l'interessat en l'assentament</text:p>
          </table:table-cell>
          <table:table-cell table:style-name="Tabla30.F3" office:value-type="string">
            <text:p text:style-name="P2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40">
            <text:p text:style-name="P20">240</text:p>
          </table:table-cell>
          <table:table-cell table:style-name="Tabla30.A3" office:value-type="string">
            <text:p text:style-name="P20">Extracte o resum de l'assentament</text:p>
          </table:table-cell>
          <table:table-cell table:style-name="Tabla30.F3" office:value-type="string">
            <text:p text:style-name="P2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6">
            <text:p text:style-name="P11">16</text:p>
          </table:table-cell>
          <table:table-cell table:style-name="Tabla30.A3" office:value-type="string">
            <text:p text:style-name="P20">Codi del tipus assumpte</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Codi de l'assumpte en destí</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Referència externa a qualque element de l'assentament</text:p>
          </table:table-cell>
          <table:table-cell table:style-name="Tabla30.F3" office:value-type="string">
            <text:p text:style-name="P2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80">
            <text:p text:style-name="P20">80</text:p>
          </table:table-cell>
          <table:table-cell table:style-name="Tabla30.A3" office:value-type="string">
            <text:p text:style-name="P20">Referència al nombre d'expedient de l'assentament</text:p>
          </table:table-cell>
          <table:table-cell table:style-name="Tabla30.F3" office:value-type="string">
            <text:p text:style-name="P20"/>
          </table:table-cell>
        </table:table-row>
        <table:table-row table:style-name="Tabla30.2">
          <table:table-cell table:style-name="Tabla30.A3" office:value-type="string">
            <text:p text:style-name="P3">anexo</text:p>
          </table:table-cell>
          <table:table-cell table:style-name="Tabla30.A3" office:value-type="string">
            <text:p text:style-name="P20">AnexoWs</text:p>
          </table:table-cell>
          <table:table-cell table:style-name="Tabla30.A3" office:value-type="string">
            <text:p text:style-name="P20">0..n</text:p>
          </table:table-cell>
          <table:table-cell table:style-name="Tabla30.A3" office:value-type="string">
            <text:p text:style-name="P20">Var</text:p>
          </table:table-cell>
          <table:table-cell table:style-name="Tabla30.A3" office:value-type="string">
            <text:p text:style-name="P20">Fitxers annexes a l'assentament</text:p>
          </table:table-cell>
          <table:table-cell table:style-name="Tabla30.F3" office:value-type="string">
            <text:p text:style-name="P2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
            <text:p text:style-name="P20">2</text:p>
          </table:table-cell>
          <table:table-cell table:style-name="Tabla30.A3" office:value-type="string">
            <text:p text:style-name="P20">Codi de l'idioma en què es fa l'assentament</text:p>
          </table:table-cell>
          <table:table-cell table:style-name="Tabla30.F3" office:value-type="string">
            <text:p text:style-name="P2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
            <text:p text:style-name="P20">2</text:p>
          </table:table-cell>
          <table:table-cell table:style-name="Tabla30.A3" office:value-type="string">
            <text:p text:style-name="P2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80">
            <text:p text:style-name="P20">80</text:p>
          </table:table-cell>
          <table:table-cell table:style-name="Tabla30.A3" office:value-type="string">
            <text:p text:style-name="P20">Nom de l'usuari que fa l'assentament</text:p>
          </table:table-cell>
          <table:table-cell table:style-name="Tabla30.F3" office:value-type="string">
            <text:p text:style-name="P8">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0">
            <text:p text:style-name="P20">160</text:p>
          </table:table-cell>
          <table:table-cell table:style-name="Tabla30.A3" office:value-type="string">
            <text:p text:style-name="P2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5">
            <text:p text:style-name="P20">15</text:p>
          </table:table-cell>
          <table:table-cell table:style-name="Tabla30.A3" office:value-type="string">
            <text:p text:style-name="P2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
            <text:p text:style-name="P20">1</text:p>
          </table:table-cell>
          <table:table-cell table:style-name="Tabla30.A3" office:value-type="string">
            <text:p text:style-name="P2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50">
            <text:p text:style-name="P20">50</text:p>
          </table:table-cell>
          <table:table-cell table:style-name="Tabla30.A3" office:value-type="string">
            <text:p text:style-name="P2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7">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21">Camp</text:p>
          </table:table-cell>
          <table:table-cell table:style-name="Tabla32.A2" office:value-type="string">
            <text:p text:style-name="P21">Tipus</text:p>
          </table:table-cell>
          <table:table-cell table:style-name="Tabla32.A2" office:value-type="string">
            <text:p text:style-name="P21">Car</text:p>
          </table:table-cell>
          <table:table-cell table:style-name="Tabla32.A2" office:value-type="string">
            <text:p text:style-name="P21">Lon</text:p>
          </table:table-cell>
          <table:table-cell table:style-name="Tabla32.A2" office:value-type="string">
            <text:p text:style-name="P21">Descripció</text:p>
          </table:table-cell>
          <table:table-cell table:style-name="Tabla32.F2" office:value-type="string">
            <text:p text:style-name="P21">Comentaris</text:p>
          </table:table-cell>
        </table:table-row>
        <table:table-row table:style-name="Tabla32.2">
          <table:table-cell table:style-name="Tabla32.A3" office:value-type="string">
            <text:p text:style-name="P20">interesado</text:p>
          </table:table-cell>
          <table:table-cell table:style-name="Tabla32.A3" office:value-type="string">
            <text:p text:style-name="P21">DatosInteresadoWs</text:p>
          </table:table-cell>
          <table:table-cell table:style-name="Tabla32.C3" office:value-type="float" office:value="1">
            <text:p text:style-name="P20">1</text:p>
          </table:table-cell>
          <table:table-cell table:style-name="Tabla32.A3" office:value-type="string">
            <text:p text:style-name="P20">Var</text:p>
          </table:table-cell>
          <table:table-cell table:style-name="Tabla32.A3" office:value-type="string">
            <text:p text:style-name="P20">Dades de l'interessat</text:p>
          </table:table-cell>
          <table:table-cell table:style-name="Tabla32.F3" office:value-type="string">
            <text:p text:style-name="P20"/>
          </table:table-cell>
        </table:table-row>
        <table:table-row table:style-name="Tabla32.2">
          <table:table-cell table:style-name="Tabla32.A3" office:value-type="string">
            <text:p text:style-name="P20">representante</text:p>
          </table:table-cell>
          <table:table-cell table:style-name="Tabla32.A3" office:value-type="string">
            <text:p text:style-name="P21">DatosInteresadoWs</text:p>
          </table:table-cell>
          <table:table-cell table:style-name="Tabla32.A3" office:value-type="string">
            <text:p text:style-name="P20">0..1</text:p>
          </table:table-cell>
          <table:table-cell table:style-name="Tabla32.A3" office:value-type="string">
            <text:p text:style-name="P20">Var</text:p>
          </table:table-cell>
          <table:table-cell table:style-name="Tabla32.A3" office:value-type="string">
            <text:p text:style-name="P20">Dades del representant associat a aquest interessat</text:p>
          </table:table-cell>
          <table:table-cell table:style-name="Tabla32.F3" office:value-type="string">
            <text:p text:style-name="P20"/>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7">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21">Camp</text:p>
          </table:table-cell>
          <table:table-cell table:style-name="Tabla33.A2" office:value-type="string">
            <text:p text:style-name="P21">Tipus</text:p>
          </table:table-cell>
          <table:table-cell table:style-name="Tabla33.A2" office:value-type="string">
            <text:p text:style-name="P21">Car</text:p>
          </table:table-cell>
          <table:table-cell table:style-name="Tabla33.A2" office:value-type="string">
            <text:p text:style-name="P21">Lon</text:p>
          </table:table-cell>
          <table:table-cell table:style-name="Tabla33.A2" office:value-type="string">
            <text:p text:style-name="P21">Descripció</text:p>
          </table:table-cell>
          <table:table-cell table:style-name="Tabla33.F2" office:value-type="string">
            <text:p text:style-name="P21">Comentaris</text:p>
          </table:table-cell>
        </table:table-row>
        <table:table-row table:style-name="Tabla33.2">
          <table:table-cell table:style-name="Tabla33.A3" office:value-type="string">
            <text:p text:style-name="P20">tipoInteresado</text:p>
          </table:table-cell>
          <table:table-cell table:style-name="Tabla33.A3" office:value-type="string">
            <text:p text:style-name="P20">Long</text:p>
          </table:table-cell>
          <table:table-cell table:style-name="Tabla33.C3" office:value-type="float" office:value="1">
            <text:p text:style-name="P20">1</text:p>
          </table:table-cell>
          <table:table-cell table:style-name="Tabla33.C3" office:value-type="float" office:value="1">
            <text:p text:style-name="P20">1</text:p>
          </table:table-cell>
          <table:table-cell table:style-name="Tabla33.A3" office:value-type="string">
            <text:p text:style-name="P3">Figura jurídica de la persona</text:p>
          </table:table-cell>
          <table:table-cell table:style-name="Tabla33.F3" office:value-type="string">
            <text:p text:style-name="P19">'1' = Administració.</text:p>
            <text:p text:style-name="P19">'2' = Persona física .</text:p>
            <text:p text:style-name="P2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
            <text:p text:style-name="P2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2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7">
            <text:p text:style-name="P20">17</text:p>
          </table:table-cell>
          <table:table-cell table:style-name="Tabla33.A3" office:value-type="string">
            <text:p text:style-name="P3">Ha de tenir la sintaxis adecuada al tipus de document.</text:p>
          </table:table-cell>
          <table:table-cell table:style-name="Tabla33.F3" office:value-type="string">
            <text:p text:style-name="P2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80">
            <text:p text:style-name="P20">80</text:p>
          </table:table-cell>
          <table:table-cell table:style-name="Tabla33.A3" office:value-type="string">
            <text:p text:style-name="P3">Raó social de la persona. Si és administració descripció de l'entitat.</text:p>
          </table:table-cell>
          <table:table-cell table:style-name="Tabla33.F3" office:value-type="string">
            <text:p text:style-name="P2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Nom de la persona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Primer llinatge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30">
            <text:p text:style-name="P20">30</text:p>
          </table:table-cell>
          <table:table-cell table:style-name="Tabla33.A3" office:value-type="string">
            <text:p text:style-name="P3">Segon llinatge si és persona física</text:p>
          </table:table-cell>
          <table:table-cell table:style-name="Tabla33.F3" office:value-type="string">
            <text:p text:style-name="P20"/>
          </table:table-cell>
        </table:table-row>
        <table:table-row table:style-name="Tabla33.2">
          <table:table-cell table:style-name="Tabla33.A3" office:value-type="string">
            <text:p text:style-name="P3">pais</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4">
            <text:p text:style-name="P20">4</text:p>
          </table:table-cell>
          <table:table-cell table:style-name="Tabla33.A3" office:value-type="string">
            <text:p text:style-name="P3">Codi ISO numèric del <text:s/>País de la persona . <text:a xlink:type="simple" xlink:href="http://administracionelectronica.gob.es/ctt/resources/Soluciones/238/Area descargas/Catalogo de Paises.xlsx?idIniciativa=238&amp;idElemento=425" text:style-name="Internet_20_link" text:visited-style-name="Visited_20_Internet_20_Link">DIR3</text:a> proveeix el catàleg amb aquestes dades. </text:p>
          </table:table-cell>
          <table:table-cell table:style-name="Tabla33.F3" office:value-type="string">
            <text:p text:style-name="P20">Obligatori si canal='01'</text:p>
            <text:p text:style-name="P20">España=724</text:p>
          </table:table-cell>
        </table:table-row>
        <table:table-row table:style-name="Tabla33.2">
          <table:table-cell table:style-name="Tabla33.A3" office:value-type="string">
            <text:p text:style-name="P3">provinci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2">
            <text:p text:style-name="P20">2</text:p>
          </table:table-cell>
          <table:table-cell table:style-name="Tabla33.A3" office:value-type="string">
            <text:p text:style-name="P3">Codi INE de la província de la persona. <text:a xlink:type="simple" xlink:href="http://administracionelectronica.gob.es/ctt/resources/Soluciones/238/Area descargas/Catalogo-de-Provincias.xlsx?idIniciativa=238&amp;idElemento=427" text:style-name="Internet_20_link" text:visited-style-name="Visited_20_Internet_20_Link">DIR3</text:a> proveeix el catàleg amb aquestes dades. </text:p>
          </table:table-cell>
          <table:table-cell table:style-name="Tabla33.F3" office:value-type="string">
            <text:p text:style-name="P2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Codi del Municipi de la persona. <text:a xlink:type="simple" xlink:href="http://administracionelectronica.gob.es/ctt/resources/Soluciones/238/Area descargas/Catalogo de Localidades.xlsx?idIniciativa=238&amp;idElemento=428" text:style-name="Internet_20_link" text:visited-style-name="Visited_20_Internet_20_Link">DIR3</text:a> proveeix el catàleg amb aquestes dades. </text:p>
          </table:table-cell>
          <table:table-cell table:style-name="Tabla33.F3" office:value-type="string">
            <text:p text:style-name="P2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Adreça postal de la persona</text:p>
          </table:table-cell>
          <table:table-cell table:style-name="Tabla33.F3" office:value-type="string">
            <text:p text:style-name="P2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Email de la persona</text:p>
          </table:table-cell>
          <table:table-cell table:style-name="Tabla33.F3" office:value-type="string">
            <text:p text:style-name="P20"/>
          </table:table-cell>
        </table:table-row>
        <table:table-row table:style-name="Tabla33.2">
          <table:table-cell table:style-name="Tabla33.A3" office:value-type="string">
            <text:p text:style-name="P3">telef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0">
            <text:p text:style-name="P20">20</text:p>
          </table:table-cell>
          <table:table-cell table:style-name="Tabla33.A3" office:value-type="string">
            <text:p text:style-name="P3">Telèfon de la persona</text:p>
          </table:table-cell>
          <table:table-cell table:style-name="Tabla33.F3" office:value-type="string">
            <text:p text:style-name="P20"/>
          </table:table-cell>
        </table:table-row>
        <table:table-row table:style-name="Tabla33.2">
          <table:table-cell table:style-name="Tabla33.A3" office:value-type="string">
            <text:p text:style-name="P3">direccionElectronic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En cas de disposar d'adreça electrònica habilitada</text:p>
          </table:table-cell>
          <table:table-cell table:style-name="Tabla33.F3" office:value-type="string">
            <text:p text:style-name="P2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
            <text:p text:style-name="P2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20"/>
          </table:table-cell>
        </table:table-row>
        <table:table-row table:style-name="Tabla33.2">
          <table:table-cell table:style-name="Tabla33.A3" office:value-type="string">
            <text:p text:style-name="P3">observaciones</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Observacions de l'interessat</text:p>
          </table:table-cell>
          <table:table-cell table:style-name="Tabla33.F3" office:value-type="string">
            <text:p text:style-name="P20"/>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7">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22">Camp</text:p>
          </table:table-cell>
          <table:table-cell table:style-name="Tabla31.A2" office:value-type="string">
            <text:p text:style-name="P22">Tipus</text:p>
          </table:table-cell>
          <table:table-cell table:style-name="Tabla31.A2" office:value-type="string">
            <text:p text:style-name="P22">Car</text:p>
          </table:table-cell>
          <table:table-cell table:style-name="Tabla31.A2" office:value-type="string">
            <text:p text:style-name="P22">Lon</text:p>
          </table:table-cell>
          <table:table-cell table:style-name="Tabla31.A2" office:value-type="string">
            <text:p text:style-name="P22">Descripció</text:p>
          </table:table-cell>
          <table:table-cell table:style-name="Tabla31.F2" office:value-type="string">
            <text:p text:style-name="P22">Comentaris</text:p>
          </table:table-cell>
        </table:table-row>
        <table:table-row table:style-name="Tabla31.2">
          <table:table-cell table:style-name="Tabla31.A3" office:value-type="string">
            <text:p text:style-name="P19">titul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00">
            <text:p text:style-name="P12">200</text:p>
          </table:table-cell>
          <table:table-cell table:style-name="Tabla31.A3" office:value-type="string">
            <text:p text:style-name="P23">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80">
            <text:p text:style-name="P23">80</text:p>
          </table:table-cell>
          <table:table-cell table:style-name="Tabla31.A3" office:value-type="string">
            <text:p text:style-name="P23">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nnex en base64.</text:p>
          </table:table-cell>
          <table:table-cell table:style-name="Tabla31.F3" office:value-type="string">
            <text:p text:style-name="P10"/>
          </table:table-cell>
        </table:table-row>
        <table:table-row table:style-name="Tabla31.2">
          <table:table-cell table:style-name="Tabla31.A3" office:value-type="string">
            <text:p text:style-name="P19">tamanoFicheroAnexado</text:p>
          </table:table-cell>
          <table:table-cell table:style-name="Tabla31.A3" office:value-type="string">
            <text:p text:style-name="P23">Numèric</text:p>
          </table:table-cell>
          <table:table-cell table:style-name="Tabla31.C3" office:value-type="float" office:value="1">
            <text:p text:style-name="P23">1</text:p>
          </table:table-cell>
          <table:table-cell table:style-name="Tabla31.A3" office:value-type="string">
            <text:p text:style-name="P23">Var</text:p>
          </table:table-cell>
          <table:table-cell table:style-name="Tabla31.A3" office:value-type="string">
            <text:p text:style-name="P23">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19">tipoDocumental</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4">
            <text:p text:style-name="P23">4</text:p>
          </table:table-cell>
          <table:table-cell table:style-name="Tabla31.A3" office:value-type="string">
            <text:p text:style-name="P23">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2">
            <text:p text:style-name="P23">2</text:p>
          </table:table-cell>
          <table:table-cell table:style-name="Tabla31.A3" office:value-type="string">
            <text:p text:style-name="P23">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
            <text:p text:style-name="P23">2</text:p>
          </table:table-cell>
          <table:table-cell table:style-name="Tabla31.A3" office:value-type="string">
            <text:p text:style-name="P23">Codi SICRES del segment Anexo – tipo de documento</text:p>
          </table:table-cell>
          <table:table-cell table:style-name="Tabla31.F3" office:value-type="string">
            <text:p text:style-name="P9"/>
          </table:table-cell>
        </table:table-row>
        <table:table-row table:style-name="Tabla31.2">
          <table:table-cell table:style-name="Tabla31.A3" office:value-type="string">
            <text:p text:style-name="P4">observaciones</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50">
            <text:p text:style-name="P23">50</text:p>
          </table:table-cell>
          <table:table-cell table:style-name="Tabla31.A3" office:value-type="string">
            <text:p text:style-name="P23">Observacions de l'annex.</text:p>
          </table:table-cell>
          <table:table-cell table:style-name="Tabla31.F3" office:value-type="string">
            <text:p text:style-name="P4"/>
          </table:table-cell>
        </table:table-row>
        <table:table-row table:style-name="Tabla31.2">
          <table:table-cell table:style-name="Tabla31.A3" office:value-type="string">
            <text:p text:style-name="P19">origenCiudadanoAdmin</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1">
            <text:p text:style-name="P23">1</text:p>
          </table:table-cell>
          <table:table-cell table:style-name="Tabla31.A3" office:value-type="string">
            <text:p text:style-name="P23">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19">fechaCaptura</text:p>
          </table:table-cell>
          <table:table-cell table:style-name="Tabla31.A3" office:value-type="string">
            <text:p text:style-name="P23">Data</text:p>
          </table:table-cell>
          <table:table-cell table:style-name="Tabla31.C3" office:value-type="float" office:value="1">
            <text:p text:style-name="P23">1</text:p>
          </table:table-cell>
          <table:table-cell table:style-name="Tabla31.C3" office:value-type="float" office:value="14">
            <text:p text:style-name="P23">14</text:p>
          </table:table-cell>
          <table:table-cell table:style-name="Tabla31.A3" office:value-type="string">
            <text:p text:style-name="P23">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19">modoFirma</text:p>
          </table:table-cell>
          <table:table-cell table:style-name="Tabla31.A3" office:value-type="string">
            <text:p text:style-name="P23">Numèric</text:p>
          </table:table-cell>
          <table:table-cell table:style-name="Tabla31.A3" office:value-type="string">
            <text:p text:style-name="P23">0..1</text:p>
          </table:table-cell>
          <table:table-cell table:style-name="Tabla31.C3" office:value-type="float" office:value="1">
            <text:p text:style-name="P23">1</text:p>
          </table:table-cell>
          <table:table-cell table:style-name="Tabla31.A3" office:value-type="string">
            <text:p text:style-name="P23">Indica el tipo de firma. </text:p>
          </table:table-cell>
          <table:table-cell table:style-name="Tabla31.F3" office:value-type="string">
            <text:p text:style-name="P23">0 no té firma, </text:p>
            <text:p text:style-name="P23">1 autofirma si, </text:p>
            <text:p text:style-name="P23">2 autofirma no (firma detached).</text:p>
          </table:table-cell>
        </table:table-row>
        <table:table-row table:style-name="Tabla31.2">
          <table:table-cell table:style-name="Tabla31.A3" office:value-type="string">
            <text:p text:style-name="P19">nombr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80">
            <text:p text:style-name="P23">80</text:p>
          </table:table-cell>
          <table:table-cell table:style-name="Tabla31.A3" office:value-type="string">
            <text:p text:style-name="P23">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19">firmaAnexada</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 firma.</text:p>
          </table:table-cell>
          <table:table-cell table:style-name="Tabla31.F3" office:value-type="string">
            <text:p text:style-name="P4"/>
          </table:table-cell>
        </table:table-row>
        <table:table-row table:style-name="Tabla31.2">
          <table:table-cell table:style-name="Tabla31.A3" office:value-type="string">
            <text:p text:style-name="P19">tamanoFirmaAnexada</text:p>
          </table:table-cell>
          <table:table-cell table:style-name="Tabla31.A3" office:value-type="string">
            <text:p text:style-name="P23">Numèric</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Mida en bytes de la firma</text:p>
          </table:table-cell>
          <table:table-cell table:style-name="Tabla31.F3" office:value-type="string">
            <text:p text:style-name="P4"/>
          </table:table-cell>
        </table:table-row>
        <table:table-row table:style-name="Tabla31.2">
          <table:table-cell table:style-name="Tabla31.A3" office:value-type="string">
            <text:p text:style-name="P19">tipoMIM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Part pública del certificat emprat per signar el fitxer. En base64.</text:p>
          </table:table-cell>
          <table:table-cell table:style-name="Tabla31.F3" office:value-type="string">
            <text:p text:style-name="P9"/>
          </table:table-cell>
        </table:table-row>
        <table:table-row table:style-name="Tabla31.2">
          <table:table-cell table:style-name="Tabla31.A3" office:value-type="string">
            <text:p text:style-name="P4">firmacsv</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Si el document té una signatura amb CSV valor del CSV en base64</text:p>
          </table:table-cell>
          <table:table-cell table:style-name="Tabla31.F3" office:value-type="string">
            <text:p text:style-name="P9"/>
          </table:table-cell>
        </table:table-row>
        <table:table-row table:style-name="Tabla31.2">
          <table:table-cell table:style-name="Tabla31.A3" office:value-type="string">
            <text:p text:style-name="P4">timestamp</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Timestamp del document en base 64.</text:p>
          </table:table-cell>
          <table:table-cell table:style-name="Tabla31.F3" office:value-type="string">
            <text:p text:style-name="P9"/>
          </table:table-cell>
        </table:table-row>
        <table:table-row table:style-name="Tabla31.22">
          <table:table-cell table:style-name="Tabla31.A3" office:value-type="string">
            <text:p text:style-name="P4">validacionOCSP</text:p>
          </table:table-cell>
          <table:table-cell table:style-name="Tabla31.A3" office:value-type="string">
            <text:p text:style-name="P23">Cadena </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Resposta OCSP de la validesa del certificat en base64.</text:p>
          </table:table-cell>
          <table:table-cell table:style-name="Tabla31.F3" office:value-type="string">
            <text:p text:style-name="P9"/>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7">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21">Camp</text:p>
          </table:table-cell>
          <table:table-cell table:style-name="Tabla27.A2" office:value-type="string">
            <text:p text:style-name="P21">Tipus</text:p>
          </table:table-cell>
          <table:table-cell table:style-name="Tabla27.A2" office:value-type="string">
            <text:p text:style-name="P21">Car</text:p>
          </table:table-cell>
          <table:table-cell table:style-name="Tabla27.A2" office:value-type="string">
            <text:p text:style-name="P21">Lon</text:p>
          </table:table-cell>
          <table:table-cell table:style-name="Tabla27.A2" office:value-type="string">
            <text:p text:style-name="P21">Descripció</text:p>
          </table:table-cell>
          <table:table-cell table:style-name="Tabla27.F2" office:value-type="string">
            <text:p text:style-name="P21">Comentaris</text:p>
          </table:table-cell>
        </table:table-row>
        <table:table-row table:style-name="Tabla27.1">
          <table:table-cell table:style-name="Tabla27.A3" office:value-type="string">
            <text:p text:style-name="P20">destinoCodigo</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21">
            <text:p text:style-name="P20">21</text:p>
          </table:table-cell>
          <table:table-cell table:style-name="Tabla27.A3" office:value-type="string">
            <text:p text:style-name="P20">Codi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destinoDenominacion</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80">
            <text:p text:style-name="P20">80</text:p>
          </table:table-cell>
          <table:table-cell table:style-name="Tabla27.A3" office:value-type="string">
            <text:p text:style-name="P20">Denominació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assentament</text:p>
          </table:table-cell>
          <table:table-cell table:style-name="Tabla27.A3" office:value-type="string">
            <text:p text:style-name="P21">RegistroResponseWs</text:p>
          </table:table-cell>
          <table:table-cell table:style-name="Tabla27.C3" office:value-type="float" office:value="1">
            <text:p text:style-name="P20">1</text:p>
          </table:table-cell>
          <table:table-cell table:style-name="Tabla27.A3" office:value-type="string">
            <text:p text:style-name="P20">Var</text:p>
          </table:table-cell>
          <table:table-cell table:style-name="Tabla27.A3" office:value-type="string">
            <text:p text:style-name="P20">Dades de l'assentament</text:p>
          </table:table-cell>
          <table:table-cell table:style-name="Tabla27.F3" office:value-type="string">
            <text:p text:style-name="P20"/>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7">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21">Camp</text:p>
          </table:table-cell>
          <table:table-cell table:style-name="Tabla28.A2" office:value-type="string">
            <text:p text:style-name="P21">Tipus</text:p>
          </table:table-cell>
          <table:table-cell table:style-name="Tabla28.A2" office:value-type="string">
            <text:p text:style-name="P21">Car</text:p>
          </table:table-cell>
          <table:table-cell table:style-name="Tabla28.A2" office:value-type="string">
            <text:p text:style-name="P21">Lon</text:p>
          </table:table-cell>
          <table:table-cell table:style-name="Tabla28.A2" office:value-type="string">
            <text:p text:style-name="P21">Descripció</text:p>
          </table:table-cell>
          <table:table-cell table:style-name="Tabla28.F2" office:value-type="string">
            <text:p text:style-name="P21">Comentaris</text:p>
          </table:table-cell>
        </table:table-row>
        <table:table-row table:style-name="Tabla28.1">
          <table:table-cell table:style-name="Tabla28.A3" office:value-type="string">
            <text:p text:style-name="P20">origenCodigo</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21">
            <text:p text:style-name="P20">21</text:p>
          </table:table-cell>
          <table:table-cell table:style-name="Tabla28.A3" office:value-type="string">
            <text:p text:style-name="P20">Codi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origenDenominacion</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80">
            <text:p text:style-name="P20">80</text:p>
          </table:table-cell>
          <table:table-cell table:style-name="Tabla28.A3" office:value-type="string">
            <text:p text:style-name="P20">Denominació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assentament</text:p>
          </table:table-cell>
          <table:table-cell table:style-name="Tabla28.A3" office:value-type="string">
            <text:p text:style-name="P20">RegistroResponseWs</text:p>
          </table:table-cell>
          <table:table-cell table:style-name="Tabla28.C3" office:value-type="float" office:value="1">
            <text:p text:style-name="P20">1</text:p>
          </table:table-cell>
          <table:table-cell table:style-name="Tabla28.A3" office:value-type="string">
            <text:p text:style-name="P20">Var</text:p>
          </table:table-cell>
          <table:table-cell table:style-name="Tabla28.A3" office:value-type="string">
            <text:p text:style-name="P20">Dades de l'assentament</text:p>
          </table:table-cell>
          <table:table-cell table:style-name="Tabla28.F3" office:value-type="string">
            <text:p text:style-name="P20"/>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7">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21">Camp</text:p>
          </table:table-cell>
          <table:table-cell table:style-name="Tabla29.A2" office:value-type="string">
            <text:p text:style-name="P21">Tipus</text:p>
          </table:table-cell>
          <table:table-cell table:style-name="Tabla29.A2" office:value-type="string">
            <text:p text:style-name="P21">Car</text:p>
          </table:table-cell>
          <table:table-cell table:style-name="Tabla29.A2" office:value-type="string">
            <text:p text:style-name="P21">Lon</text:p>
          </table:table-cell>
          <table:table-cell table:style-name="Tabla29.A2" office:value-type="string">
            <text:p text:style-name="P21">Descripció</text:p>
          </table:table-cell>
          <table:table-cell table:style-name="Tabla29.F2" office:value-type="string">
            <text:p text:style-name="P21">Comentaris</text:p>
          </table:table-cell>
        </table:table-row>
        <table:table-row table:style-name="Tabla29.2">
          <table:table-cell table:style-name="Tabla29.A3" office:value-type="string">
            <text:p text:style-name="P15">entidadCodig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21">
            <text:p text:style-name="P15">21</text:p>
          </table:table-cell>
          <table:table-cell table:style-name="Tabla29.A3" office:value-type="string">
            <text:p text:style-name="P15">Codi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entidadDenominacio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80">
            <text:p text:style-name="P15">80</text:p>
          </table:table-cell>
          <table:table-cell table:style-name="Tabla29.A3" office:value-type="string">
            <text:p text:style-name="P15">Denominació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numeroRegistro</text:p>
          </table:table-cell>
          <table:table-cell table:style-name="Tabla29.A3" office:value-type="string">
            <text:p text:style-name="P15">Numèric</text:p>
          </table:table-cell>
          <table:table-cell table:style-name="Tabla29.C3" office:value-type="float" office:value="1">
            <text:p text:style-name="P15">1</text:p>
          </table:table-cell>
          <table:table-cell table:style-name="Tabla29.C3">
            <text:p text:style-name="P15"/>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numeroRegistroFormatead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fechaRegistro</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4"/>
          </table:table-cell>
        </table:table-row>
        <table:table-row table:style-name="Tabla29.2">
          <table:table-cell table:style-name="Tabla29.A3" office:value-type="string">
            <text:p text:style-name="P15">codigo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Identificador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15">nombre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Nom complet de l'usuari que ha realitzat <text:s/>l'assentament.</text:p>
          </table:table-cell>
          <table:table-cell table:style-name="Tabla29.F3" office:value-type="string">
            <text:p text:style-name="P25">Si és un registre electrònic serà el nom de l'aplicació</text:p>
          </table:table-cell>
        </table:table-row>
        <table:table-row table:style-name="Tabla29.2">
          <table:table-cell table:style-name="Tabla29.A3" office:value-type="string">
            <text:p text:style-name="P15">contacteUsuari</text:p>
          </table:table-cell>
          <table:table-cell table:style-name="Tabla29.A3" office:value-type="string">
            <text:p text:style-name="P15">Cadena</text:p>
          </table:table-cell>
          <table:table-cell table:style-name="Tabla29.A3" office:value-type="string">
            <text:p text:style-name="P16">0..1</text:p>
          </table:table-cell>
          <table:table-cell table:style-name="Tabla29.A3" office:value-type="string">
            <text:p text:style-name="P15"/>
          </table:table-cell>
          <table:table-cell table:style-name="Tabla29.A3" office:value-type="string">
            <text:p text:style-name="P15">E-mail complet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20">oficinaCodigo</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21">
            <text:p text:style-name="P20">21</text:p>
          </table:table-cell>
          <table:table-cell table:style-name="Tabla29.A3" office:value-type="string">
            <text:p text:style-name="P20">Codi DIR3 de l'entitat registral on es registre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20">oficinaDenominacion</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80">
            <text:p text:style-name="P20">80</text:p>
          </table:table-cell>
          <table:table-cell table:style-name="Tabla29.A3" office:value-type="string">
            <text:p text:style-name="P20"><text:span text:style-name="T1">Denominació</text:span> DIR3 de l'entitat registral on es registre l'assentament</text:p>
          </table:table-cell>
          <table:table-cell table:style-name="Tabla29.F3" office:value-type="string">
            <text:p text:style-name="P20"/>
          </table:table-cell>
        </table:table-row>
        <table:table-row table:style-name="Tabla29.2">
          <table:table-cell table:style-name="Tabla29.A3" office:value-type="string">
            <text:p text:style-name="P3">libr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4">
            <text:p text:style-name="P11">4</text:p>
          </table:table-cell>
          <table:table-cell table:style-name="Tabla29.A3" office:value-type="string">
            <text:p text:style-name="P20">Codi del llibre al qual fer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40">
            <text:p text:style-name="P20">240</text:p>
          </table:table-cell>
          <table:table-cell table:style-name="Tabla29.A3" office:value-type="string">
            <text:p text:style-name="P20">Extracte o resum de l'assentament</text:p>
          </table:table-cell>
          <table:table-cell table:style-name="Tabla29.F3" office:value-type="string">
            <text:p text:style-name="P20">Texte</text:p>
          </table:table-cell>
        </table:table-row>
        <table:table-row table:style-name="Tabla29.2">
          <table:table-cell table:style-name="Tabla29.A3" office:value-type="string">
            <text:p text:style-name="P3">docFisic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
            <text:p text:style-name="P20">1</text:p>
          </table:table-cell>
          <table:table-cell table:style-name="Tabla29.A3" office:value-type="string">
            <text:p text:style-name="P20">Codi SICRES del segment internos – Documentación física y/o soportes</text:p>
          </table:table-cell>
          <table:table-cell table:style-name="Tabla29.F3" office:value-type="string">
            <text:p text:style-name="P20"/>
          </table:table-cell>
        </table:table-row>
        <text:soft-page-break/>
        <table:table-row table:style-name="Tabla29.2">
          <table:table-cell table:style-name="Tabla29.A3" office:value-type="string">
            <text:p text:style-name="P3">tipoAsun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6">
            <text:p text:style-name="P11">16</text:p>
          </table:table-cell>
          <table:table-cell table:style-name="Tabla29.A3" office:value-type="string">
            <text:p text:style-name="P20">Codi del tipus assumpte</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idiom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
            <text:p text:style-name="P20">2</text:p>
          </table:table-cell>
          <table:table-cell table:style-name="Tabla29.A3" office:value-type="string">
            <text:p text:style-name="P20">Codi de l'idioma en què es fa l'assentament</text:p>
          </table:table-cell>
          <table:table-cell table:style-name="Tabla29.F3" office:value-type="string">
            <text:p text:style-name="P20">Codi ISO-639-1</text:p>
          </table:table-cell>
        </table:table-row>
        <table:table-row table:style-name="Tabla29.2">
          <table:table-cell table:style-name="Tabla29.A3" office:value-type="string">
            <text:p text:style-name="P3">codigoAsunto</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Codi de l'assumpte en destí</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Referència externa a qualque element de l'assentament</text:p>
          </table:table-cell>
          <table:table-cell table:style-name="Tabla29.F3" office:value-type="string">
            <text:p text:style-name="P2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80">
            <text:p text:style-name="P20">80</text:p>
          </table:table-cell>
          <table:table-cell table:style-name="Tabla29.A3" office:value-type="string">
            <text:p text:style-name="P20">Referència al nombre d'expedient de l'assentament</text:p>
          </table:table-cell>
          <table:table-cell table:style-name="Tabla29.F3" office:value-type="string">
            <text:p text:style-name="P20"/>
          </table:table-cell>
        </table:table-row>
        <table:table-row table:style-name="Tabla29.2">
          <table:table-cell table:style-name="Tabla29.A3" office:value-type="string">
            <text:p text:style-name="P3">tipo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
            <text:p text:style-name="P20">2</text:p>
          </table:table-cell>
          <table:table-cell table:style-name="Tabla29.A3" office:value-type="string">
            <text:p text:style-name="P2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50">
            <text:p text:style-name="P20">50</text:p>
          </table:table-cell>
          <table:table-cell table:style-name="Tabla29.A3" office:value-type="string">
            <text:p text:style-name="P2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5">numeroRegistroOrige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0"/>
          </table:table-cell>
        </table:table-row>
        <table:table-row table:style-name="Tabla29.2">
          <table:table-cell table:style-name="Tabla29.A3" office:value-type="string">
            <text:p text:style-name="P15">fechaOrigen</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5">
            <text:p text:style-name="P20">15</text:p>
          </table:table-cell>
          <table:table-cell table:style-name="Tabla29.A3" office:value-type="string">
            <text:p text:style-name="P2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20">interessat</text:p>
          </table:table-cell>
          <table:table-cell table:style-name="Tabla29.A3" office:value-type="string">
            <text:p text:style-name="P20">InteresadoWs</text:p>
          </table:table-cell>
          <table:table-cell table:style-name="Tabla29.A3" office:value-type="string">
            <text:p text:style-name="P20">1..n</text:p>
          </table:table-cell>
          <table:table-cell table:style-name="Tabla29.A3" office:value-type="string">
            <text:p text:style-name="P20">Var</text:p>
          </table:table-cell>
          <table:table-cell table:style-name="Tabla29.A3" office:value-type="string">
            <text:p text:style-name="P20">Dades de l'interessat en l'assentament</text:p>
          </table:table-cell>
          <table:table-cell table:style-name="Tabla29.F3" office:value-type="string">
            <text:p text:style-name="P2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20">AnexoWs</text:p>
          </table:table-cell>
          <table:table-cell table:style-name="Tabla29.A3" office:value-type="string">
            <text:p text:style-name="P20">0..n</text:p>
          </table:table-cell>
          <table:table-cell table:style-name="Tabla29.A3" office:value-type="string">
            <text:p text:style-name="P20">Var</text:p>
          </table:table-cell>
          <table:table-cell table:style-name="Tabla29.A3" office:value-type="string">
            <text:p text:style-name="P20">Fitxers annexes a l'assentament</text:p>
          </table:table-cell>
          <table:table-cell table:style-name="Tabla29.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ext:soft-page-break/>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3">Codi ISO numèric del <text:s/>País de la persona . <text:a xlink:type="simple" xlink:href="http://administracionelectronica.gob.es/ctt/resources/Soluciones/238/Area descargas/Catalogo de Paises.xlsx?idIniciativa=238&amp;idElemento=425"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3">Codi INE de la província de la persona. <text:a xlink:type="simple" xlink:href="http://administracionelectronica.gob.es/ctt/resources/Soluciones/238/Area descargas/Catalogo-de-Provincias.xlsx?idIniciativa=238&amp;idElemento=427"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3">Codi del Municipi de la persona. <text:a xlink:type="simple" xlink:href="http://administracionelectronica.gob.es/ctt/resources/Soluciones/238/Area descargas/Catalogo de Localidades.xlsx?idIniciativa=238&amp;idElemento=428"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2673881773465988849" text:style-name="L9">
        <text:list-item>
          <text:p text:style-name="P43">altaRegistroEntrada. Permet donar d'alta un assentament d'entrada al sistema i per obtenir un número de registre d'entrada.</text:p>
        </text:list-item>
        <text:list-item>
          <text:p text:style-name="P43">anularRegistroEntrada. Permet anular un assentament d'entrada. </text:p>
        </text:list-item>
        <text:list-item>
          <text:p text:style-name="P43">tramitarRegistroEntrada. Permet marcar un assentament com a tramitat.</text:p>
        </text:list-item>
        <text:list-item>
          <text:p text:style-name="P43">obtenerRegistroEntrada. Permet obtenir un assentament d'entrada.</text:p>
        </text:list-item>
        <text:list-item>
          <text:p text:style-name="P43">obtenerRegistroEntradaID. Permet obtenir un identificador d'un assentament.</text:p>
        </text:list-item>
        <text:list-item>
          <text:p text:style-name="P43">altaRegistroSalida</text:p>
        </text:list-item>
        <text:list-item>
          <text:p text:style-name="P43">anularRegistroSalida.</text:p>
        </text:list-item>
        <text:list-item>
          <text:p text:style-name="P43">obtenerRegistroSalida</text:p>
        </text:list-item>
        <text:list-item>
          <text:p text:style-name="P43">obtenerRegistroSalidaID</text:p>
        </text:list-item>
        <text:list-item>
          <text:p text:style-name="P44">listarTipoAsunto. Permet obtenir un llistat dels tipus d'assumptes definits per l' aplicació. </text:p>
        </text:list-item>
        <text:list-item>
          <text:p text:style-name="P44">listarCodigoAsunto. Permet obtenir un llistat dels codis d'assumptes associats a un tipus d'assumpte.</text:p>
        </text:list-item>
        <text:list-item>
          <text:p text:style-name="P44">listarOrganismos. Permet obtenir els organismes d'una entitat de l'aplicació</text:p>
        </text:list-item>
        <text:list-item>
          <text:p text:style-name="P44"><text:soft-page-break/>listarLibros. Permet obtenir els llibres d'una entitat de l'aplicació.</text:p>
        </text:list-item>
        <text:list-item>
          <text:p text:style-name="P44">listarOficinas.Obté les Oficines a on l'usuari te permisos per realitzar assentaments.</text:p>
        </text:list-item>
        <text:list-item>
          <text:p text:style-name="P44">listarTipoDocumental. Obté els tipus documentals d'una entitat.</text:p>
        </text:list-item>
        <text:list-item>
          <text:p text:style-name="P44">obtenerLibrosOficina. Obté els parells Llibre-Oficina als quals <text:s/>l' usuari autenticat pot registrar</text:p>
        </text:list-item>
        <text:list-item>
          <text:p text:style-name="P44">obtenerLibrosOficinaUsuario. Obté els parells Llibre-Oficina als quals l' usuari indicat pot registrar</text:p>
        </text:list-item>
        <text:list-item>
          <text:p text:style-name="P44">crearPersona. Permet crear una persona a l'aplicació. </text:p>
        </text:list-item>
        <text:list-item>
          <text:p text:style-name="P44">borrarPersona. Permet esborrar una persona de l'aplicació. </text:p>
        </text:list-item>
        <text:list-item>
          <text:p text:style-name="P43"><text:span text:style-name="T4">actualizarPerso</text:span>na. Permet actualitzar les dades d'una Persona.</text:p>
        </text:list-item>
        <text:list-item>
          <text:p text:style-name="P44">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ext:soft-page-break/>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Response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ext:soft-page-break/>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Response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ext:soft-page-break/>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ext:soft-page-break/>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ext:soft-page-break/>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40" text:outline-level="1">Wsdl</text:h>
      <text:h text:style-name="P41" text:outline-level="2">Assentament Entrada</text:h>
      <text:p text:style-name="P26">&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26"><text:soft-page-break/><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Entrada" type="tns:altaRegistroEntrada" /&gt;</text:p>
      <text:p text:style-name="P26">&lt;xs:element name="altaRegistroEntradaResponse" type="tns:altaRegistroEntradaResponse" /&gt;</text:p>
      <text:p text:style-name="P26">&lt;xs:element name="anexoWs" type="tns:anexoWs" /&gt;</text:p>
      <text:p text:style-name="P26">&lt;xs:element name="anularRegistroEntrada" type="tns:anularRegistroEntrada" /&gt;</text:p>
      <text:p text:style-name="P26">&lt;xs:element name="anularRegistroEntradaResponse" type="tns:anularRegistroEntra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Entrada" type="tns:obtenerRegistroEntrada" /&gt;</text:p>
      <text:p text:style-name="P26">&lt;xs:element name="obtenerRegistroEntradaID" type="tns:obtenerRegistroEntradaID" /&gt;</text:p>
      <text:p text:style-name="P26">&lt;xs:element name="obtenerRegistroEntradaIDResponse" type="tns:obtenerRegistroEntradaIDResponse" /&gt;</text:p>
      <text:p text:style-name="P26">&lt;xs:element name="obtenerRegistroEntradaResponse" type="tns:obtenerRegistroEntradaResponse" /&gt;</text:p>
      <text:p text:style-name="P26">&lt;xs:element name="registroEntradaWs" type="tns:registroEntradaWs" /&gt;</text:p>
      <text:p text:style-name="P26">&lt;xs:element name="registroWs" type="tns:registroWs" /&gt;</text:p>
      <text:p text:style-name="P26">&lt;xs:element name="tramitarRegistroEntrada" type="tns:tramitarRegistroEntrada" /&gt;</text:p>
      <text:p text:style-name="P26">&lt;xs:element name="tramitarRegistroEntradaResponse" type="tns:tramitarRegistroEntradaResponse" /&gt;</text:p>
      <text:p text:style-name="P26">&lt;xs:complexType name="obtene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Response"&gt;</text:p>
      <text:p text:style-name="P26">&lt;xs:sequence&gt;</text:p>
      <text:p text:style-name="P26">&lt;xs:element minOccurs="0" name="return" type="tns:registroEntradaWs" /&gt;</text:p>
      <text:p text:style-name="P26">&lt;/xs:sequence&gt;</text:p>
      <text:p text:style-name="P26">&lt;/xs:complexType&gt;</text:p>
      <text:p text:style-name="P26">&lt;xs:complexType name="registroEntradaWs"&gt;</text:p>
      <text:p text:style-name="P26">&lt;xs:complexContent&gt;</text:p>
      <text:p text:style-name="P26"><text:soft-page-break/>&lt;xs:extension base="tns:registroWs"&gt;</text:p>
      <text:p text:style-name="P26">&lt;xs:sequence&gt;</text:p>
      <text:p text:style-name="P26">&lt;xs:element minOccurs="0" name="destino"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text:soft-page-break/>&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wsFieldValidationError"&gt;</text:p>
      <text:p text:style-name="P26">&lt;xs:sequence&gt;</text:p>
      <text:p text:style-name="P26"><text:soft-page-break/>&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tramit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tramitarRegistroEntradaResponse"&gt;</text:p>
      <text:p text:style-name="P26">&lt;xs:sequence /&gt;</text:p>
      <text:p text:style-name="P26">&lt;/xs:complexType&gt;</text:p>
      <text:p text:style-name="P26">&lt;xs:complexType name="obtenerRegistroEntra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IDResponse"&gt;</text:p>
      <text:p text:style-name="P26">&lt;xs:sequence&gt;</text:p>
      <text:p text:style-name="P26">&lt;xs:element minOccurs="0" name="return" type="tns:identificadorWs" /&gt;</text:p>
      <text:p text:style-name="P26">&lt;/xs:sequence&gt;</text:p>
      <text:p text:style-name="P26"><text:soft-page-break/>&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altaRegistroEntrada"&gt;</text:p>
      <text:p text:style-name="P26">&lt;xs:sequence&gt;</text:p>
      <text:p text:style-name="P26">&lt;xs:element minOccurs="0" name="registroEntradaWs" type="tns:registroEntradaWs" /&gt;</text:p>
      <text:p text:style-name="P26">&lt;/xs:sequence&gt;</text:p>
      <text:p text:style-name="P26">&lt;/xs:complexType&gt;</text:p>
      <text:p text:style-name="P26">&lt;xs:complexType name="altaRegistroEntra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anul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element name="anular" type="xs:boolean" /&gt;</text:p>
      <text:p text:style-name="P26">&lt;/xs:sequence&gt;</text:p>
      <text:p text:style-name="P26"><text:soft-page-break/>&lt;/xs:complexType&gt;</text:p>
      <text:p text:style-name="P26">&lt;xs:complexType name="anularRegistroEntradaResponse"&gt;</text:p>
      <text:p text:style-name="P26">&lt;xs:sequence /&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obtenerRegistroEntrada"&gt;</text:p>
      <text:p text:style-name="P26"><text:s text:c="4"/>&lt;wsdl:part element="tns:obtenerRegistroEntrada" name="parameters"&gt;</text:p>
      <text:p text:style-name="P26"><text:s text:c="4"/>&lt;/wsdl:part&gt;</text:p>
      <text:p text:style-name="P26"><text:s text:c="2"/>&lt;/wsdl:message&gt;</text:p>
      <text:p text:style-name="P26"><text:s text:c="2"/>&lt;wsdl:message name="obtenerRegistroEntradaResponse"&gt;</text:p>
      <text:p text:style-name="P26"><text:s text:c="4"/>&lt;wsdl:part element="tns:obtenerRegistroEntrad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EntradaResponse"&gt;</text:p>
      <text:p text:style-name="P26"><text:s text:c="4"/>&lt;wsdl:part element="tns:altaRegistroEntradaResponse" name="parameters"&gt;</text:p>
      <text:p text:style-name="P26"><text:s text:c="4"/>&lt;/wsdl:part&gt;</text:p>
      <text:p text:style-name="P26"><text:s text:c="2"/>&lt;/wsdl:message&gt;</text:p>
      <text:p text:style-name="P26"><text:s text:c="2"/>&lt;wsdl:message name="tramitarRegistroEntrada"&gt;</text:p>
      <text:p text:style-name="P26"><text:s text:c="4"/>&lt;wsdl:part element="tns:tramitarRegistroEntrad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oft-page-break/><text:s text:c="2"/>&lt;/wsdl:message&gt;</text:p>
      <text:p text:style-name="P26"><text:s text:c="2"/>&lt;wsdl:message name="obtenerRegistroEntradaID"&gt;</text:p>
      <text:p text:style-name="P26"><text:s text:c="4"/>&lt;wsdl:part element="tns:obtenerRegistroEntradaID" name="parameters"&gt;</text:p>
      <text:p text:style-name="P26"><text:s text:c="4"/>&lt;/wsdl:part&gt;</text:p>
      <text:p text:style-name="P26"><text:s text:c="2"/>&lt;/wsdl:message&gt;</text:p>
      <text:p text:style-name="P26"><text:s text:c="2"/>&lt;wsdl:message name="tramitarRegistroEntradaResponse"&gt;</text:p>
      <text:p text:style-name="P26"><text:s text:c="4"/>&lt;wsdl:part element="tns:tramitarRegistroEntradaResponse" name="parameters"&gt;</text:p>
      <text:p text:style-name="P26"><text:s text:c="4"/>&lt;/wsdl:part&gt;</text:p>
      <text:p text:style-name="P26"><text:s text:c="2"/>&lt;/wsdl:message&gt;</text:p>
      <text:p text:style-name="P26"><text:s text:c="2"/>&lt;wsdl:message name="anularRegistroEntrada"&gt;</text:p>
      <text:p text:style-name="P26"><text:s text:c="4"/>&lt;wsdl:part element="tns:anularRegistroEntra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obtenerRegistroEntradaIDResponse"&gt;</text:p>
      <text:p text:style-name="P26"><text:s text:c="4"/>&lt;wsdl:part element="tns:obtenerRegistroEntradaIDResponse"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anularRegistroEntradaResponse"&gt;</text:p>
      <text:p text:style-name="P26"><text:s text:c="4"/>&lt;wsdl:part element="tns:anularRegistroEntrada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altaRegistroEntrada"&gt;</text:p>
      <text:p text:style-name="P26"><text:s text:c="4"/>&lt;wsdl:part element="tns:altaRegistroEntrada" name="parameters"&gt;</text:p>
      <text:p text:style-name="P26"><text:s text:c="4"/>&lt;/wsdl:part&gt;</text:p>
      <text:p text:style-name="P26"><text:s text:c="2"/>&lt;/wsdl:message&gt;</text:p>
      <text:p text:style-name="P26"><text:s text:c="2"/>&lt;wsdl:portType name="RegWebRegistroEntradaWs"&gt;</text:p>
      <text:p text:style-name="P26"><text:soft-page-break/><text:s text:c="4"/>&lt;wsdl:operation name="obtenerRegistroEntrada"&gt;</text:p>
      <text:p text:style-name="P26"><text:s text:c="6"/>&lt;wsdl:input message="tns:obtenerRegistroEntrada" name="obtenerRegistroEntrada"&gt;</text:p>
      <text:p text:style-name="P26"><text:s text:c="4"/>&lt;/wsdl:input&gt;</text:p>
      <text:p text:style-name="P26"><text:s text:c="6"/>&lt;wsdl:output message="tns:obtenerRegistroEntradaResponse" name="obtene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tramitarRegistroEntrada"&gt;</text:p>
      <text:p text:style-name="P26"><text:s text:c="6"/>&lt;wsdl:input message="tns:tramitarRegistroEntrada" name="tramitarRegistroEntrada"&gt;</text:p>
      <text:p text:style-name="P26"><text:s text:c="4"/>&lt;/wsdl:input&gt;</text:p>
      <text:p text:style-name="P26"><text:s text:c="6"/>&lt;wsdl:output message="tns:tramitarRegistroEntradaResponse" name="tramit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EntradaID"&gt;</text:p>
      <text:p text:style-name="P26"><text:s text:c="6"/>&lt;wsdl:input message="tns:obtenerRegistroEntradaID" name="obtenerRegistroEntradaID"&gt;</text:p>
      <text:p text:style-name="P26"><text:s text:c="4"/>&lt;/wsdl:input&gt;</text:p>
      <text:p text:style-name="P26"><text:s text:c="6"/>&lt;wsdl:output message="tns:obtenerRegistroEntradaIDResponse" name="obtenerRegistroEntra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altaRegistroEntrada"&gt;</text:p>
      <text:p text:style-name="P26"><text:s text:c="6"/>&lt;wsdl:input message="tns:altaRegistroEntrada" name="altaRegistroEntrada"&gt;</text:p>
      <text:p text:style-name="P26"><text:s text:c="4"/>&lt;/wsdl:input&gt;</text:p>
      <text:p text:style-name="P26"><text:soft-page-break/><text:s text:c="6"/>&lt;wsdl:output message="tns:altaRegistroEntradaResponse" name="alta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anularRegistroEntrada"&gt;</text:p>
      <text:p text:style-name="P26"><text:s text:c="6"/>&lt;wsdl:input message="tns:anularRegistroEntrada" name="anularRegistroEntrada"&gt;</text:p>
      <text:p text:style-name="P26"><text:s text:c="4"/>&lt;/wsdl:input&gt;</text:p>
      <text:p text:style-name="P26"><text:s text:c="6"/>&lt;wsdl:output message="tns:anularRegistroEntradaResponse" name="anul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RegistroEntradaWsServiceSoapBinding" type="tns:RegWebRegistroEntradaWs"&gt;</text:p>
      <text:p text:style-name="P26"><text:s text:c="4"/>&lt;soap:binding style="document" transport="http://schemas.xmlsoap.org/soap/http" /&gt;</text:p>
      <text:p text:style-name="P26"><text:s text:c="4"/>&lt;wsdl:operation name="obtenerRegistroEntrada"&gt;</text:p>
      <text:p text:style-name="P26"><text:s text:c="6"/>&lt;soap:operation soapAction="" style="document" /&gt;</text:p>
      <text:p text:style-name="P26"><text:s text:c="6"/>&lt;wsdl:input name="obtenerRegistroEntrada"&gt;</text:p>
      <text:p text:style-name="P26"><text:s text:c="8"/>&lt;soap:body use="literal" /&gt;</text:p>
      <text:p text:style-name="P26"><text:s text:c="6"/>&lt;/wsdl:input&gt;</text:p>
      <text:p text:style-name="P26"><text:s text:c="6"/>&lt;wsdl:output name="obtene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oft-page-break/><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EntradaID"&gt;</text:p>
      <text:p text:style-name="P26"><text:s text:c="6"/>&lt;soap:operation soapAction="" style="document" /&gt;</text:p>
      <text:p text:style-name="P26"><text:s text:c="6"/>&lt;wsdl:input name="obtenerRegistroEntradaID"&gt;</text:p>
      <text:p text:style-name="P26"><text:s text:c="8"/>&lt;soap:body use="literal" /&gt;</text:p>
      <text:p text:style-name="P26"><text:s text:c="6"/>&lt;/wsdl:input&gt;</text:p>
      <text:p text:style-name="P26"><text:s text:c="6"/>&lt;wsdl:output name="obtenerRegistroEntra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tramitarRegistroEntrada"&gt;</text:p>
      <text:p text:style-name="P26"><text:s text:c="6"/>&lt;soap:operation soapAction="" style="document" /&gt;</text:p>
      <text:p text:style-name="P26"><text:s text:c="6"/>&lt;wsdl:input name="tramitarRegistroEntrada"&gt;</text:p>
      <text:p text:style-name="P26"><text:s text:c="8"/>&lt;soap:body use="literal" /&gt;</text:p>
      <text:p text:style-name="P26"><text:s text:c="6"/>&lt;/wsdl:input&gt;</text:p>
      <text:p text:style-name="P26"><text:s text:c="6"/>&lt;wsdl:output name="tramit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Entrada"&gt;</text:p>
      <text:p text:style-name="P26"><text:s text:c="6"/>&lt;soap:operation soapAction="" style="document" /&gt;</text:p>
      <text:p text:style-name="P26"><text:soft-page-break/><text:s text:c="6"/>&lt;wsdl:input name="altaRegistroEntrada"&gt;</text:p>
      <text:p text:style-name="P26"><text:s text:c="8"/>&lt;soap:body use="literal" /&gt;</text:p>
      <text:p text:style-name="P26"><text:s text:c="6"/>&lt;/wsdl:input&gt;</text:p>
      <text:p text:style-name="P26"><text:s text:c="6"/>&lt;wsdl:output name="alta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anularRegistroEntrada"&gt;</text:p>
      <text:p text:style-name="P26"><text:s text:c="6"/>&lt;soap:operation soapAction="" style="document" /&gt;</text:p>
      <text:p text:style-name="P26"><text:s text:c="6"/>&lt;wsdl:input name="anularRegistroEntrada"&gt;</text:p>
      <text:p text:style-name="P26"><text:s text:c="8"/>&lt;soap:body use="literal" /&gt;</text:p>
      <text:p text:style-name="P26"><text:s text:c="6"/>&lt;/wsdl:input&gt;</text:p>
      <text:p text:style-name="P26"><text:s text:c="6"/>&lt;wsdl:output name="anul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RegistroEntradaWsService"&gt;</text:p>
      <text:p text:style-name="P26"><text:s text:c="4"/>&lt;wsdl:port binding="tns:RegWebRegistroEntradaWsServiceSoapBinding" name="RegWebRegistroEntradaWs"&gt;</text:p>
      <text:p text:style-name="P26"><text:s text:c="6"/>&lt;soap:address location="http://localhost:8080/regweb3/ws/v3/RegWebRegistroEntrada" /&gt;</text:p>
      <text:p text:style-name="P26"><text:soft-page-break/><text:s text:c="4"/>&lt;/wsdl:port&gt;</text:p>
      <text:p text:style-name="P26"><text:s text:c="2"/>&lt;/wsdl:service&gt;</text:p>
      <text:p text:style-name="P26">&lt;/wsdl:definitions&gt;</text:p>
      <text:p text:style-name="P26"/>
      <text:h text:style-name="P42" text:outline-level="2">Assentament Sortida</text:h>
      <text:p text:style-name="P26">&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Salida" type="tns:altaRegistroSalida" /&gt;</text:p>
      <text:p text:style-name="P26">&lt;xs:element name="altaRegistroSalidaResponse" type="tns:altaRegistroSalidaResponse" /&gt;</text:p>
      <text:p text:style-name="P26">&lt;xs:element name="anexoWs" type="tns:anexoWs" /&gt;</text:p>
      <text:p text:style-name="P26">&lt;xs:element name="anularRegistroSalida" type="tns:anularRegistroSalida" /&gt;</text:p>
      <text:p text:style-name="P26">&lt;xs:element name="anularRegistroSalidaResponse" type="tns:anularRegistroSali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Salida" type="tns:obtenerRegistroSalida" /&gt;</text:p>
      <text:p text:style-name="P26">&lt;xs:element name="obtenerRegistroSalidaID" type="tns:obtenerRegistroSalidaID" /&gt;</text:p>
      <text:p text:style-name="P26">&lt;xs:element name="obtenerRegistroSalidaIDResponse" type="tns:obtenerRegistroSalidaIDResponse" /&gt;</text:p>
      <text:p text:style-name="P26">&lt;xs:element name="obtenerRegistroSalidaResponse" type="tns:obtenerRegistroSalidaResponse" /&gt;</text:p>
      <text:p text:style-name="P26">&lt;xs:element name="registroSalidaWs" type="tns:registroSalidaWs" /&gt;</text:p>
      <text:p text:style-name="P26">&lt;xs:element name="registroWs" type="tns:registroWs" /&gt;</text:p>
      <text:p text:style-name="P26">&lt;xs:complexType name="anula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element name="anular" type="xs:boolean" /&gt;</text:p>
      <text:p text:style-name="P26"><text:soft-page-break/>&lt;/xs:sequence&gt;</text:p>
      <text:p text:style-name="P26">&lt;/xs:complexType&gt;</text:p>
      <text:p text:style-name="P26">&lt;xs:complexType name="anularRegistroSalid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obtene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Response"&gt;</text:p>
      <text:p text:style-name="P26"><text:soft-page-break/>&lt;xs:sequence&gt;</text:p>
      <text:p text:style-name="P26">&lt;xs:element minOccurs="0" name="return" type="tns:registroSalidaWs" /&gt;</text:p>
      <text:p text:style-name="P26">&lt;/xs:sequence&gt;</text:p>
      <text:p text:style-name="P26">&lt;/xs:complexType&gt;</text:p>
      <text:p text:style-name="P26">&lt;xs:complexType name="registroSalidaWs"&gt;</text:p>
      <text:p text:style-name="P26">&lt;xs:complexContent&gt;</text:p>
      <text:p text:style-name="P26">&lt;xs:extension base="tns:registroWs"&gt;</text:p>
      <text:p text:style-name="P26">&lt;xs:sequence&gt;</text:p>
      <text:p text:style-name="P26">&lt;xs:element minOccurs="0" name="origen"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text:soft-page-break/>&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text:soft-page-break/>&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obtenerRegistroSali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IDResponse"&gt;</text:p>
      <text:p text:style-name="P26">&lt;xs:sequence&gt;</text:p>
      <text:p text:style-name="P26">&lt;xs:element minOccurs="0" name="return" type="tns:identificadorWs" /&gt;</text:p>
      <text:p text:style-name="P26">&lt;/xs:sequence&gt;</text:p>
      <text:p text:style-name="P26">&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altaRegistroSalida"&gt;</text:p>
      <text:p text:style-name="P26">&lt;xs:sequence&gt;</text:p>
      <text:p text:style-name="P26">&lt;xs:element minOccurs="0" name="registroSalidaWs" type="tns:registroSalidaWs" /&gt;</text:p>
      <text:p text:style-name="P26">&lt;/xs:sequence&gt;</text:p>
      <text:p text:style-name="P26">&lt;/xs:complexType&gt;</text:p>
      <text:p text:style-name="P26">&lt;xs:complexType name="altaRegistroSali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text:soft-page-break/>&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SalidaResponse"&gt;</text:p>
      <text:p text:style-name="P26"><text:s text:c="4"/>&lt;wsdl:part element="tns:altaRegistroSalida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obtenerRegistroSalidaIDResponse"&gt;</text:p>
      <text:p text:style-name="P26"><text:s text:c="4"/>&lt;wsdl:part element="tns:obtenerRegistroSalidaIDResponse" name="parameters"&gt;</text:p>
      <text:p text:style-name="P26"><text:s text:c="4"/>&lt;/wsdl:part&gt;</text:p>
      <text:p text:style-name="P26"><text:s text:c="2"/>&lt;/wsdl:message&gt;</text:p>
      <text:p text:style-name="P26"><text:s text:c="2"/>&lt;wsdl:message name="anularRegistroSalida"&gt;</text:p>
      <text:p text:style-name="P26"><text:s text:c="4"/>&lt;wsdl:part element="tns:anularRegistroSalida" name="parameters"&gt;</text:p>
      <text:p text:style-name="P26"><text:s text:c="4"/>&lt;/wsdl:part&gt;</text:p>
      <text:p text:style-name="P26"><text:s text:c="2"/>&lt;/wsdl:message&gt;</text:p>
      <text:p text:style-name="P26"><text:s text:c="2"/>&lt;wsdl:message name="anularRegistroSalidaResponse"&gt;</text:p>
      <text:p text:style-name="P26"><text:s text:c="4"/>&lt;wsdl:part element="tns:anularRegistroSalidaResponse" name="parameters"&gt;</text:p>
      <text:p text:style-name="P26"><text:s text:c="4"/>&lt;/wsdl:part&gt;</text:p>
      <text:p text:style-name="P26"><text:s text:c="2"/>&lt;/wsdl:message&gt;</text:p>
      <text:p text:style-name="P26"><text:s text:c="2"/>&lt;wsdl:message name="obtenerRegistroSalidaID"&gt;</text:p>
      <text:p text:style-name="P26"><text:s text:c="4"/>&lt;wsdl:part element="tns:obtenerRegistroSalidaID" name="parameters"&gt;</text:p>
      <text:p text:style-name="P26"><text:soft-page-break/><text:s text:c="4"/>&lt;/wsdl:part&gt;</text:p>
      <text:p text:style-name="P26"><text:s text:c="2"/>&lt;/wsdl:message&gt;</text:p>
      <text:p text:style-name="P26"><text:s text:c="2"/>&lt;wsdl:message name="obtenerRegistroSalidaResponse"&gt;</text:p>
      <text:p text:style-name="P26"><text:s text:c="4"/>&lt;wsdl:part element="tns:obtenerRegistroSalidaResponse" name="parameters"&gt;</text:p>
      <text:p text:style-name="P26"><text:s text:c="4"/>&lt;/wsdl:part&gt;</text:p>
      <text:p text:style-name="P26"><text:s text:c="2"/>&lt;/wsdl:message&gt;</text:p>
      <text:p text:style-name="P26"><text:s text:c="2"/>&lt;wsdl:message name="altaRegistroSalida"&gt;</text:p>
      <text:p text:style-name="P26"><text:s text:c="4"/>&lt;wsdl:part element="tns:altaRegistroSali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obtenerRegistroSalida"&gt;</text:p>
      <text:p text:style-name="P26"><text:s text:c="4"/>&lt;wsdl:part element="tns:obtenerRegistroSalida"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portType name="RegWebRegistroSalidaWs"&gt;</text:p>
      <text:p text:style-name="P26"><text:s text:c="4"/>&lt;wsdl:operation name="anularRegistroSalida"&gt;</text:p>
      <text:p text:style-name="P26"><text:s text:c="6"/>&lt;wsdl:input message="tns:anularRegistroSalida" name="anularRegistroSalida"&gt;</text:p>
      <text:p text:style-name="P26"><text:s text:c="4"/>&lt;/wsdl:input&gt;</text:p>
      <text:p text:style-name="P26"><text:s text:c="6"/>&lt;wsdl:output message="tns:anularRegistroSalidaResponse" name="anula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oft-page-break/><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obtenerRegistroSalida"&gt;</text:p>
      <text:p text:style-name="P26"><text:s text:c="6"/>&lt;wsdl:input message="tns:obtenerRegistroSalida" name="obtenerRegistroSalida"&gt;</text:p>
      <text:p text:style-name="P26"><text:s text:c="4"/>&lt;/wsdl:input&gt;</text:p>
      <text:p text:style-name="P26"><text:s text:c="6"/>&lt;wsdl:output message="tns:obtenerRegistroSalidaResponse" name="obtene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SalidaID"&gt;</text:p>
      <text:p text:style-name="P26"><text:s text:c="6"/>&lt;wsdl:input message="tns:obtenerRegistroSalidaID" name="obtenerRegistroSalidaID"&gt;</text:p>
      <text:p text:style-name="P26"><text:s text:c="4"/>&lt;/wsdl:input&gt;</text:p>
      <text:p text:style-name="P26"><text:s text:c="6"/>&lt;wsdl:output message="tns:obtenerRegistroSalidaIDResponse" name="obtenerRegistroSali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ltaRegistroSalida"&gt;</text:p>
      <text:p text:style-name="P26"><text:s text:c="6"/>&lt;wsdl:input message="tns:altaRegistroSalida" name="altaRegistroSalida"&gt;</text:p>
      <text:p text:style-name="P26"><text:s text:c="4"/>&lt;/wsdl:input&gt;</text:p>
      <text:p text:style-name="P26"><text:s text:c="6"/>&lt;wsdl:output message="tns:altaRegistroSalidaResponse" name="alta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oft-page-break/><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RegistroSalidaWsServiceSoapBinding" type="tns:RegWebRegistroSalidaWs"&gt;</text:p>
      <text:p text:style-name="P26"><text:s text:c="4"/>&lt;soap:binding style="document" transport="http://schemas.xmlsoap.org/soap/http" /&gt;</text:p>
      <text:p text:style-name="P26"><text:s text:c="4"/>&lt;wsdl:operation name="anularRegistroSalida"&gt;</text:p>
      <text:p text:style-name="P26"><text:s text:c="6"/>&lt;soap:operation soapAction="" style="document" /&gt;</text:p>
      <text:p text:style-name="P26"><text:s text:c="6"/>&lt;wsdl:input name="anularRegistroSalida"&gt;</text:p>
      <text:p text:style-name="P26"><text:s text:c="8"/>&lt;soap:body use="literal" /&gt;</text:p>
      <text:p text:style-name="P26"><text:s text:c="6"/>&lt;/wsdl:input&gt;</text:p>
      <text:p text:style-name="P26"><text:s text:c="6"/>&lt;wsdl:output name="anular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Salida"&gt;</text:p>
      <text:p text:style-name="P26"><text:s text:c="6"/>&lt;soap:operation soapAction="" style="document" /&gt;</text:p>
      <text:p text:style-name="P26"><text:s text:c="6"/>&lt;wsdl:input name="obtenerRegistroSalida"&gt;</text:p>
      <text:p text:style-name="P26"><text:s text:c="8"/>&lt;soap:body use="literal" /&gt;</text:p>
      <text:p text:style-name="P26"><text:s text:c="6"/>&lt;/wsdl:input&gt;</text:p>
      <text:p text:style-name="P26"><text:s text:c="6"/>&lt;wsdl:output name="obtenerRegistroSalidaResponse"&gt;</text:p>
      <text:p text:style-name="P26"><text:s text:c="8"/>&lt;soap:body use="literal" /&gt;</text:p>
      <text:p text:style-name="P26"><text:s text:c="6"/>&lt;/wsdl:output&gt;</text:p>
      <text:p text:style-name="P26"><text:s text:c="6"/>&lt;wsdl:fault name="WsValidationException"&gt;</text:p>
      <text:p text:style-name="P26"><text:soft-page-break/><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RegistroSalidaID"&gt;</text:p>
      <text:p text:style-name="P26"><text:s text:c="6"/>&lt;soap:operation soapAction="" style="document" /&gt;</text:p>
      <text:p text:style-name="P26"><text:s text:c="6"/>&lt;wsdl:input name="obtenerRegistroSalidaID"&gt;</text:p>
      <text:p text:style-name="P26"><text:s text:c="8"/>&lt;soap:body use="literal" /&gt;</text:p>
      <text:p text:style-name="P26"><text:s text:c="6"/>&lt;/wsdl:input&gt;</text:p>
      <text:p text:style-name="P26"><text:s text:c="6"/>&lt;wsdl:output name="obtenerRegistroSali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Salida"&gt;</text:p>
      <text:p text:style-name="P26"><text:s text:c="6"/>&lt;soap:operation soapAction="" style="document" /&gt;</text:p>
      <text:p text:style-name="P26"><text:s text:c="6"/>&lt;wsdl:input name="altaRegistroSalida"&gt;</text:p>
      <text:p text:style-name="P26"><text:s text:c="8"/>&lt;soap:body use="literal" /&gt;</text:p>
      <text:p text:style-name="P26"><text:s text:c="6"/>&lt;/wsdl:input&gt;</text:p>
      <text:p text:style-name="P26"><text:s text:c="6"/>&lt;wsdl:output name="alta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oft-page-break/><text:s text:c="2"/>&lt;/wsdl:binding&gt;</text:p>
      <text:p text:style-name="P26"><text:s text:c="2"/>&lt;wsdl:service name="RegWebRegistroSalidaWsService"&gt;</text:p>
      <text:p text:style-name="P26"><text:s text:c="4"/>&lt;wsdl:port binding="tns:RegWebRegistroSalidaWsServiceSoapBinding" name="RegWebRegistroSalidaWs"&gt;</text:p>
      <text:p text:style-name="P26"><text:s text:c="6"/>&lt;soap:address location="http://localhost:8080/regweb3/ws/v3/RegWebRegistroSalida" /&gt;</text:p>
      <text:p text:style-name="P26"><text:s text:c="4"/>&lt;/wsdl:port&gt;</text:p>
      <text:p text:style-name="P26"><text:s text:c="2"/>&lt;/wsdl:service&gt;</text:p>
      <text:p text:style-name="P26">&lt;/wsdl:definitions&gt;</text:p>
      <text:p text:style-name="P26"/>
      <text:h text:style-name="Heading_20_2" text:outline-level="2">Info</text:h>
      <text:p text:style-name="P27">&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codigoAsuntoWs" type="tns:codigoAsuntoWs"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broWs" type="tns:libroWs" /&gt;</text:p>
      <text:p text:style-name="P27">&lt;xs:element name="listarCodigoAsunto" type="tns:listarCodigoAsunto" /&gt;</text:p>
      <text:p text:style-name="P27">&lt;xs:element name="listarCodigoAsuntoResponse" type="tns:listarCodigoAsuntoResponse" /&gt;</text:p>
      <text:p text:style-name="P27">&lt;xs:element name="listarLibros" type="tns:listarLibros" /&gt;</text:p>
      <text:p text:style-name="P27">&lt;xs:element name="listarLibrosResponse" type="tns:listarLibrosResponse" /&gt;</text:p>
      <text:p text:style-name="P27">&lt;xs:element name="listarOficinas" type="tns:listarOficinas" /&gt;</text:p>
      <text:p text:style-name="P27">&lt;xs:element name="listarOficinasResponse" type="tns:listarOficinasResponse" /&gt;</text:p>
      <text:p text:style-name="P27">&lt;xs:element name="listarOrganismos" type="tns:listarOrganismos" /&gt;</text:p>
      <text:p text:style-name="P27">&lt;xs:element name="listarOrganismosResponse" type="tns:listarOrganismosResponse" /&gt;</text:p>
      <text:p text:style-name="P27">&lt;xs:element name="listarTipoAsunto" type="tns:listarTipoAsunto" /&gt;</text:p>
      <text:p text:style-name="P27">&lt;xs:element name="listarTipoAsuntoResponse" type="tns:listarTipoAsuntoResponse" /&gt;</text:p>
      <text:p text:style-name="P27">&lt;xs:element name="listarTipoDocumental" type="tns:listarTipoDocumental" /&gt;</text:p>
      <text:p text:style-name="P27">&lt;xs:element name="listarTipoDocumentalResponse" type="tns:listarTipoDocumentalResponse" /&gt;</text:p>
      <text:p text:style-name="P27">&lt;xs:element name="obtenerLibrosOficina" type="tns:obtenerLibrosOficina" /&gt;</text:p>
      <text:p text:style-name="P27"><text:soft-page-break/>&lt;xs:element name="obtenerLibrosOficinaResponse" type="tns:obtenerLibrosOficinaResponse" /&gt;</text:p>
      <text:p text:style-name="P27">&lt;xs:element name="obtenerLibrosOficinaUsuario" type="tns:obtenerLibrosOficinaUsuario" /&gt;</text:p>
      <text:p text:style-name="P27">&lt;xs:element name="obtenerLibrosOficinaUsuarioResponse" type="tns:obtenerLibrosOficinaUsuarioResponse" /&gt;</text:p>
      <text:p text:style-name="P27">&lt;xs:element name="tipoAsuntoWs" type="tns:tipoAsuntoWs" /&gt;</text:p>
      <text:p text:style-name="P27">&lt;xs:element name="tipoDocumentalWs" type="tns:tipoDocumentalWs" /&gt;</text:p>
      <text:p text:style-name="P27">&lt;xs:complexType name="obtenerLibrosOficinaUsuario"&gt;</text:p>
      <text:p text:style-name="P27">&lt;xs:sequence&gt;</text:p>
      <text:p text:style-name="P27">&lt;xs:element minOccurs="0" name="entidadCodigoDir3" type="xs:string" /&gt;</text:p>
      <text:p text:style-name="P27">&lt;xs:element minOccurs="0" name="usuario" type="xs:string" /&gt;</text:p>
      <text:p text:style-name="P27">&lt;xs:element minOccurs="0" name="tipoRegistro" type="xs:long" /&gt;</text:p>
      <text:p text:style-name="P27">&lt;/xs:sequence&gt;</text:p>
      <text:p text:style-name="P27">&lt;/xs:complexType&gt;</text:p>
      <text:p text:style-name="P27">&lt;xs:complexType name="obtenerLibrosOficinaUsuarioResponse"&gt;</text:p>
      <text:p text:style-name="P27">&lt;xs:sequence&gt;</text:p>
      <text:p text:style-name="P27">&lt;xs:element maxOccurs="unbounded" minOccurs="0" name="return" type="tns:libroOficinaWs" /&gt;</text:p>
      <text:p text:style-name="P27">&lt;/xs:sequence&gt;</text:p>
      <text:p text:style-name="P27">&lt;/xs:complexType&gt;</text:p>
      <text:p text:style-name="P27">&lt;xs:complexType name="libroOficinaWs"&gt;</text:p>
      <text:p text:style-name="P27">&lt;xs:sequence&gt;</text:p>
      <text:p text:style-name="P27">&lt;xs:element minOccurs="0" name="libroWs" type="tns:libroWs" /&gt;</text:p>
      <text:p text:style-name="P27">&lt;xs:element minOccurs="0" name="oficinaWs" type="tns:oficinaWs" /&gt;</text:p>
      <text:p text:style-name="P27">&lt;/xs:sequence&gt;</text:p>
      <text:p text:style-name="P27">&lt;/xs:complexType&gt;</text:p>
      <text:p text:style-name="P27">&lt;xs:complexType name="libroWs"&gt;</text:p>
      <text:p text:style-name="P27">&lt;xs:sequence&gt;</text:p>
      <text:p text:style-name="P27">&lt;xs:element minOccurs="0" name="codigoLibro" type="xs:string" /&gt;</text:p>
      <text:p text:style-name="P27">&lt;xs:element minOccurs="0" name="codigoOrganismo" type="xs:string" /&gt;</text:p>
      <text:p text:style-name="P27">&lt;xs:element minOccurs="0" name="nombreCorto" type="xs:string" /&gt;</text:p>
      <text:p text:style-name="P27">&lt;xs:element minOccurs="0" name="nombreLargo" type="xs:string" /&gt;</text:p>
      <text:p text:style-name="P27">&lt;/xs:sequence&gt;</text:p>
      <text:p text:style-name="P27">&lt;/xs:complexType&gt;</text:p>
      <text:p text:style-name="P27">&lt;xs:complexType name="oficina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wsI18NTranslation"&gt;</text:p>
      <text:p text:style-name="P27">&lt;xs:sequence&gt;</text:p>
      <text:p text:style-name="P27"><text:soft-page-break/>&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listarCodigoAsunto"&gt;</text:p>
      <text:p text:style-name="P27">&lt;xs:sequence&gt;</text:p>
      <text:p text:style-name="P27">&lt;xs:element minOccurs="0" name="entidadCodigoDir3" type="xs:string" /&gt;</text:p>
      <text:p text:style-name="P27">&lt;xs:element minOccurs="0" name="codigoTipoAsunto" type="xs:string" /&gt;</text:p>
      <text:p text:style-name="P27">&lt;/xs:sequence&gt;</text:p>
      <text:p text:style-name="P27">&lt;/xs:complexType&gt;</text:p>
      <text:p text:style-name="P27">&lt;xs:complexType name="listarCodigoAsuntoResponse"&gt;</text:p>
      <text:p text:style-name="P27">&lt;xs:sequence&gt;</text:p>
      <text:p text:style-name="P27">&lt;xs:element maxOccurs="unbounded" minOccurs="0" name="return" type="tns:codigoAsuntoWs" /&gt;</text:p>
      <text:p text:style-name="P27">&lt;/xs:sequence&gt;</text:p>
      <text:p text:style-name="P27">&lt;/xs:complexType&gt;</text:p>
      <text:p text:style-name="P27">&lt;xs:complexType name="codigoAsuntoWs"&gt;</text:p>
      <text:p text:style-name="P27">&lt;xs:sequence&gt;</text:p>
      <text:p text:style-name="P27">&lt;xs:element minOccurs="0" name="codigo" type="xs:string" /&gt;</text:p>
      <text:p text:style-name="P27">&lt;xs:element minOccurs="0" name="nombre" type="xs:string" /&gt;</text:p>
      <text:p text:style-name="P27">&lt;xs:element minOccurs="0" name="tipoAsunto" type="tns:tipoAsuntoWs" /&gt;</text:p>
      <text:p text:style-name="P27">&lt;/xs:sequence&gt;</text:p>
      <text:p text:style-name="P27">&lt;/xs:complexType&gt;</text:p>
      <text:p text:style-name="P27">&lt;xs:complexType name="tipoAsuntoWs"&gt;</text:p>
      <text:p text:style-name="P27">&lt;xs:sequence&gt;</text:p>
      <text:p text:style-name="P27">&lt;xs:element name="activo" type="xs:boolean" /&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text:soft-page-break/>&lt;/xs:sequence&gt;</text:p>
      <text:p text:style-name="P27">&lt;/xs:complexType&gt;</text:p>
      <text:p text:style-name="P27">&lt;xs:complexType name="listarTipoAsunto"&gt;</text:p>
      <text:p text:style-name="P27">&lt;xs:sequence&gt;</text:p>
      <text:p text:style-name="P27">&lt;xs:element minOccurs="0" name="entidadCodigoDir3" type="xs:string" /&gt;</text:p>
      <text:p text:style-name="P27">&lt;/xs:sequence&gt;</text:p>
      <text:p text:style-name="P27">&lt;/xs:complexType&gt;</text:p>
      <text:p text:style-name="P27">&lt;xs:complexType name="listarTipoAsuntoResponse"&gt;</text:p>
      <text:p text:style-name="P27">&lt;xs:sequence&gt;</text:p>
      <text:p text:style-name="P27">&lt;xs:element maxOccurs="unbounded" minOccurs="0" name="return" type="tns:tipoAsuntoWs" /&gt;</text:p>
      <text:p text:style-name="P27">&lt;/xs:sequence&gt;</text:p>
      <text:p text:style-name="P27">&lt;/xs:complexType&gt;</text:p>
      <text:p text:style-name="P27">&lt;xs:complexType name="listarOrganismos"&gt;</text:p>
      <text:p text:style-name="P27">&lt;xs:sequence&gt;</text:p>
      <text:p text:style-name="P27">&lt;xs:element minOccurs="0" name="entidadCodigoDir3" type="xs:string" /&gt;</text:p>
      <text:p text:style-name="P27">&lt;/xs:sequence&gt;</text:p>
      <text:p text:style-name="P27">&lt;/xs:complexType&gt;</text:p>
      <text:p text:style-name="P27">&lt;xs:complexType name="listarOrganismosResponse"&gt;</text:p>
      <text:p text:style-name="P27">&lt;xs:sequence&gt;</text:p>
      <text:p text:style-name="P27">&lt;xs:element maxOccurs="unbounded" minOccurs="0" name="return" type="tns:organismoWs" /&gt;</text:p>
      <text:p text:style-name="P27">&lt;/xs:sequence&gt;</text:p>
      <text:p text:style-name="P27">&lt;/xs:complexType&gt;</text:p>
      <text:p text:style-name="P27">&lt;xs:complexType name="organismo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listarLibros"&gt;</text:p>
      <text:p text:style-name="P27">&lt;xs:sequence&gt;</text:p>
      <text:p text:style-name="P27">&lt;xs:element minOccurs="0" name="entidadCodigoDir3" type="xs:string" /&gt;</text:p>
      <text:p text:style-name="P27">&lt;xs:element minOccurs="0" name="oficinaCodigoDir3" type="xs:string" /&gt;</text:p>
      <text:p text:style-name="P27">&lt;xs:element minOccurs="0" name="autorizacion" type="xs:long" /&gt;</text:p>
      <text:p text:style-name="P27">&lt;/xs:sequence&gt;</text:p>
      <text:p text:style-name="P27">&lt;/xs:complexType&gt;</text:p>
      <text:p text:style-name="P27">&lt;xs:complexType name="listarLibrosResponse"&gt;</text:p>
      <text:p text:style-name="P27">&lt;xs:sequence&gt;</text:p>
      <text:p text:style-name="P27">&lt;xs:element maxOccurs="unbounded" minOccurs="0" name="return" type="tns:libroWs" /&gt;</text:p>
      <text:p text:style-name="P27">&lt;/xs:sequence&gt;</text:p>
      <text:p text:style-name="P27">&lt;/xs:complexType&gt;</text:p>
      <text:p text:style-name="P27"><text:soft-page-break/>&lt;xs:complexType name="listarTipoDocumental"&gt;</text:p>
      <text:p text:style-name="P27">&lt;xs:sequence&gt;</text:p>
      <text:p text:style-name="P27">&lt;xs:element minOccurs="0" name="entidadCodigoDir3" type="xs:string" /&gt;</text:p>
      <text:p text:style-name="P27">&lt;/xs:sequence&gt;</text:p>
      <text:p text:style-name="P27">&lt;/xs:complexType&gt;</text:p>
      <text:p text:style-name="P27">&lt;xs:complexType name="listarTipoDocumentalResponse"&gt;</text:p>
      <text:p text:style-name="P27">&lt;xs:sequence&gt;</text:p>
      <text:p text:style-name="P27">&lt;xs:element maxOccurs="unbounded" minOccurs="0" name="return" type="tns:tipoDocumentalWs" /&gt;</text:p>
      <text:p text:style-name="P27">&lt;/xs:sequence&gt;</text:p>
      <text:p text:style-name="P27">&lt;/xs:complexType&gt;</text:p>
      <text:p text:style-name="P27">&lt;xs:complexType name="tipoDocumentalWs"&gt;</text:p>
      <text:p text:style-name="P27">&lt;xs:sequence&gt;</text:p>
      <text:p text:style-name="P27">&lt;xs:element minOccurs="0" name="codigoNTI" type="xs:string"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lt;xs:sequence&gt;</text:p>
      <text:p text:style-name="P27">&lt;xs:element name="return" type="xs:int" /&gt;</text:p>
      <text:p text:style-name="P27">&lt;/xs:sequence&gt;</text:p>
      <text:p text:style-name="P27">&lt;/xs:complexType&gt;</text:p>
      <text:p text:style-name="P27">&lt;xs:complexType name="listarOficinas"&gt;</text:p>
      <text:p text:style-name="P27">&lt;xs:sequence&gt;</text:p>
      <text:p text:style-name="P27">&lt;xs:element minOccurs="0" name="entidadCodigoDir3" type="xs:string" /&gt;</text:p>
      <text:p text:style-name="P27">&lt;xs:element minOccurs="0" name="autorizacion" type="xs:long" /&gt;</text:p>
      <text:p text:style-name="P27">&lt;/xs:sequence&gt;</text:p>
      <text:p text:style-name="P27">&lt;/xs:complexType&gt;</text:p>
      <text:p text:style-name="P27">&lt;xs:complexType name="listarOficinasResponse"&gt;</text:p>
      <text:p text:style-name="P27">&lt;xs:sequence&gt;</text:p>
      <text:p text:style-name="P27">&lt;xs:element maxOccurs="unbounded" minOccurs="0" name="return" type="tns:oficinaWs" /&gt;</text:p>
      <text:p text:style-name="P27">&lt;/xs:sequence&gt;</text:p>
      <text:p text:style-name="P27">&lt;/xs:complexType&gt;</text:p>
      <text:p text:style-name="P27">&lt;xs:complexType name="obtenerLibrosOficina"&gt;</text:p>
      <text:p text:style-name="P27">&lt;xs:sequence&gt;</text:p>
      <text:p text:style-name="P27">&lt;xs:element minOccurs="0" name="entidadCodigoDir3" type="xs:string" /&gt;</text:p>
      <text:p text:style-name="P27">&lt;xs:element minOccurs="0" name="tipoRegistro" type="xs:long" /&gt;</text:p>
      <text:p text:style-name="P27">&lt;/xs:sequence&gt;</text:p>
      <text:p text:style-name="P27">&lt;/xs:complexType&gt;</text:p>
      <text:p text:style-name="P27">&lt;xs:complexType name="obtenerLibrosOficinaResponse"&gt;</text:p>
      <text:p text:style-name="P27"><text:soft-page-break/>&lt;xs:sequence&gt;</text:p>
      <text:p text:style-name="P27">&lt;xs:element maxOccurs="unbounded" minOccurs="0" name="return" type="tns:libroOficinaWs"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CodigoAsuntoResponse"&gt;</text:p>
      <text:p text:style-name="P27"><text:s text:c="4"/>&lt;wsdl:part element="tns:listarCodigoAsuntoResponse" name="parameters"&gt;</text:p>
      <text:p text:style-name="P27"><text:s text:c="4"/>&lt;/wsdl:part&gt;</text:p>
      <text:p text:style-name="P27"><text:s text:c="2"/>&lt;/wsdl:message&gt;</text:p>
      <text:p text:style-name="P27"><text:s text:c="2"/>&lt;wsdl:message name="obtenerLibrosOficinaUsuario"&gt;</text:p>
      <text:p text:style-name="P27"><text:s text:c="4"/>&lt;wsdl:part element="tns:obtenerLibrosOficinaUsuario"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listarTipoAsuntoResponse"&gt;</text:p>
      <text:p text:style-name="P27"><text:s text:c="4"/>&lt;wsdl:part element="tns:listarTipoAsuntoResponse" name="parameters"&gt;</text:p>
      <text:p text:style-name="P27"><text:s text:c="4"/>&lt;/wsdl:part&gt;</text:p>
      <text:p text:style-name="P27"><text:s text:c="2"/>&lt;/wsdl:message&gt;</text:p>
      <text:p text:style-name="P27"><text:s text:c="2"/>&lt;wsdl:message name="listarCodigoAsunto"&gt;</text:p>
      <text:p text:style-name="P27"><text:s text:c="4"/>&lt;wsdl:part element="tns:listarCodigoAsunto" name="parameters"&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 text:c="2"/>&lt;/wsdl:message&gt;</text:p>
      <text:p text:style-name="P27"><text:s text:c="2"/>&lt;wsdl:message name="listarTipoDocumental"&gt;</text:p>
      <text:p text:style-name="P27"><text:s text:c="4"/>&lt;wsdl:part element="tns:listarTipoDocumental" name="parameters"&gt;</text:p>
      <text:p text:style-name="P27"><text:s text:c="4"/>&lt;/wsdl:part&gt;</text:p>
      <text:p text:style-name="P27"><text:s text:c="2"/>&lt;/wsdl:message&gt;</text:p>
      <text:p text:style-name="P27"><text:s text:c="2"/>&lt;wsdl:message name="listarOrganismosResponse"&gt;</text:p>
      <text:p text:style-name="P27"><text:soft-page-break/><text:s text:c="4"/>&lt;wsdl:part element="tns:listarOrganismosResponse" name="parameters"&gt;</text:p>
      <text:p text:style-name="P27"><text:s text:c="4"/>&lt;/wsdl:part&gt;</text:p>
      <text:p text:style-name="P27"><text:s text:c="2"/>&lt;/wsdl:message&gt;</text:p>
      <text:p text:style-name="P27"><text:s text:c="2"/>&lt;wsdl:message name="listarLibrosResponse"&gt;</text:p>
      <text:p text:style-name="P27"><text:s text:c="4"/>&lt;wsdl:part element="tns:listarLibrosResponse" name="parameters"&gt;</text:p>
      <text:p text:style-name="P27"><text:s text:c="4"/>&lt;/wsdl:part&gt;</text:p>
      <text:p text:style-name="P27"><text:s text:c="2"/>&lt;/wsdl:message&gt;</text:p>
      <text:p text:style-name="P27"><text:s text:c="2"/>&lt;wsdl:message name="obtenerLibrosOficina"&gt;</text:p>
      <text:p text:style-name="P27"><text:s text:c="4"/>&lt;wsdl:part element="tns:obtenerLibrosOficina" name="parameters"&gt;</text:p>
      <text:p text:style-name="P27"><text:s text:c="4"/>&lt;/wsdl:part&gt;</text:p>
      <text:p text:style-name="P27"><text:s text:c="2"/>&lt;/wsdl:message&gt;</text:p>
      <text:p text:style-name="P27"><text:s text:c="2"/>&lt;wsdl:message name="obtenerLibrosOficinaUsuarioResponse"&gt;</text:p>
      <text:p text:style-name="P27"><text:s text:c="4"/>&lt;wsdl:part element="tns:obtenerLibrosOficinaUsuarioResponse" name="parameters"&gt;</text:p>
      <text:p text:style-name="P27"><text:s text:c="4"/>&lt;/wsdl:part&gt;</text:p>
      <text:p text:style-name="P27"><text:s text:c="2"/>&lt;/wsdl:message&gt;</text:p>
      <text:p text:style-name="P27"><text:s text:c="2"/>&lt;wsdl:message name="listarLibros"&gt;</text:p>
      <text:p text:style-name="P27"><text:s text:c="4"/>&lt;wsdl:part element="tns:listarLibros" name="parameters"&gt;</text:p>
      <text:p text:style-name="P27"><text:s text:c="4"/>&lt;/wsdl:part&gt;</text:p>
      <text:p text:style-name="P27"><text:s text:c="2"/>&lt;/wsdl:message&gt;</text:p>
      <text:p text:style-name="P27"><text:s text:c="2"/>&lt;wsdl:message name="listarOficinas"&gt;</text:p>
      <text:p text:style-name="P27"><text:s text:c="4"/>&lt;wsdl:part element="tns:listarOficinas" name="parameters"&gt;</text:p>
      <text:p text:style-name="P27"><text:s text:c="4"/>&lt;/wsdl:part&gt;</text:p>
      <text:p text:style-name="P27"><text:s text:c="2"/>&lt;/wsdl:message&gt;</text:p>
      <text:p text:style-name="P27"><text:s text:c="2"/>&lt;wsdl:message name="listarOficinasResponse"&gt;</text:p>
      <text:p text:style-name="P27"><text:s text:c="4"/>&lt;wsdl:part element="tns:listarOficinasResponse" name="parameters"&gt;</text:p>
      <text:p text:style-name="P27"><text:s text:c="4"/>&lt;/wsdl:part&gt;</text:p>
      <text:p text:style-name="P27"><text:s text:c="2"/>&lt;/wsdl:message&gt;</text:p>
      <text:p text:style-name="P27"><text:s text:c="2"/>&lt;wsdl:message name="obtenerLibrosOficinaResponse"&gt;</text:p>
      <text:p text:style-name="P27"><text:s text:c="4"/>&lt;wsdl:part element="tns:obtenerLibrosOfici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listarTipoAsunto"&gt;</text:p>
      <text:p text:style-name="P27"><text:s text:c="4"/>&lt;wsdl:part element="tns:listarTipoAsunto"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oft-page-break/><text:s text:c="4"/>&lt;/wsdl:part&gt;</text:p>
      <text:p text:style-name="P27"><text:s text:c="2"/>&lt;/wsdl:message&gt;</text:p>
      <text:p text:style-name="P27"><text:s text:c="2"/>&lt;wsdl:message name="listarTipoDocumentalResponse"&gt;</text:p>
      <text:p text:style-name="P27"><text:s text:c="4"/>&lt;wsdl:part element="tns:listarTipoDocumentalResponse" name="parameters"&gt;</text:p>
      <text:p text:style-name="P27"><text:s text:c="4"/>&lt;/wsdl:part&gt;</text:p>
      <text:p text:style-name="P27"><text:s text:c="2"/>&lt;/wsdl:message&gt;</text:p>
      <text:p text:style-name="P27"><text:s text:c="2"/>&lt;wsdl:message name="listarOrganismos"&gt;</text:p>
      <text:p text:style-name="P27"><text:s text:c="4"/>&lt;wsdl:part element="tns:listarOrganismos"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portType name="RegWebInfoWs"&gt;</text:p>
      <text:p text:style-name="P27"><text:s text:c="4"/>&lt;wsdl:operation name="obtenerLibrosOficinaUsuario"&gt;</text:p>
      <text:p text:style-name="P27"><text:s text:c="6"/>&lt;wsdl:input message="tns:obtenerLibrosOficinaUsuario" name="obtenerLibrosOficinaUsuario"&gt;</text:p>
      <text:p text:style-name="P27"><text:s text:c="4"/>&lt;/wsdl:input&gt;</text:p>
      <text:p text:style-name="P27"><text:s text:c="6"/>&lt;wsdl:output message="tns:obtenerLibrosOficinaUsuarioResponse" name="obtenerLibrosOficinaUsuari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CodigoAsunto"&gt;</text:p>
      <text:p text:style-name="P27"><text:s text:c="6"/>&lt;wsdl:input message="tns:listarCodigoAsunto" name="listarCodigoAsunto"&gt;</text:p>
      <text:p text:style-name="P27"><text:s text:c="4"/>&lt;/wsdl:input&gt;</text:p>
      <text:p text:style-name="P27"><text:s text:c="6"/>&lt;wsdl:output message="tns:listarCodigoAsuntoResponse" name="listarCodig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TipoAsunto"&gt;</text:p>
      <text:p text:style-name="P27"><text:s text:c="6"/>&lt;wsdl:input message="tns:listarTipoAsunto" name="listarTipoAsunto"&gt;</text:p>
      <text:p text:style-name="P27"><text:s text:c="4"/>&lt;/wsdl:input&gt;</text:p>
      <text:p text:style-name="P27"><text:soft-page-break/><text:s text:c="6"/>&lt;wsdl:output message="tns:listarTipoAsuntoResponse" name="listarTip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Organismos"&gt;</text:p>
      <text:p text:style-name="P27"><text:s text:c="6"/>&lt;wsdl:input message="tns:listarOrganismos" name="listarOrganismos"&gt;</text:p>
      <text:p text:style-name="P27"><text:s text:c="4"/>&lt;/wsdl:input&gt;</text:p>
      <text:p text:style-name="P27"><text:s text:c="6"/>&lt;wsdl:output message="tns:listarOrganismosResponse" name="listarOrganism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Libros"&gt;</text:p>
      <text:p text:style-name="P27"><text:s text:c="6"/>&lt;wsdl:input message="tns:listarLibros" name="listarLibros"&gt;</text:p>
      <text:p text:style-name="P27"><text:s text:c="4"/>&lt;/wsdl:input&gt;</text:p>
      <text:p text:style-name="P27"><text:s text:c="6"/>&lt;wsdl:output message="tns:listarLibrosResponse" name="listarLibr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TipoDocumental"&gt;</text:p>
      <text:p text:style-name="P27"><text:s text:c="6"/>&lt;wsdl:input message="tns:listarTipoDocumental" name="listarTipoDocumental"&gt;</text:p>
      <text:p text:style-name="P27"><text:s text:c="4"/>&lt;/wsdl:input&gt;</text:p>
      <text:p text:style-name="P27"><text:s text:c="6"/>&lt;wsdl:output message="tns:listarTipoDocumentalResponse" name="listarTipoDocumental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listarOficinas"&gt;</text:p>
      <text:p text:style-name="P27"><text:s text:c="6"/>&lt;wsdl:input message="tns:listarOficinas" name="listarOficinas"&gt;</text:p>
      <text:p text:style-name="P27"><text:s text:c="4"/>&lt;/wsdl:input&gt;</text:p>
      <text:p text:style-name="P27"><text:soft-page-break/><text:s text:c="6"/>&lt;wsdl:output message="tns:listarOficinasResponse" name="listarOfici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obtenerLibrosOficina"&gt;</text:p>
      <text:p text:style-name="P27"><text:s text:c="6"/>&lt;wsdl:input message="tns:obtenerLibrosOficina" name="obtenerLibrosOficina"&gt;</text:p>
      <text:p text:style-name="P27"><text:s text:c="4"/>&lt;/wsdl:input&gt;</text:p>
      <text:p text:style-name="P27"><text:s text:c="6"/>&lt;wsdl:output message="tns:obtenerLibrosOficinaResponse" name="obtenerLibrosOfici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InfoWsServiceSoapBinding" type="tns:RegWebInfoWs"&gt;</text:p>
      <text:p text:style-name="P27"><text:s text:c="4"/>&lt;soap:binding style="document" transport="http://schemas.xmlsoap.org/soap/http" /&gt;</text:p>
      <text:p text:style-name="P27"><text:s text:c="4"/>&lt;wsdl:operation name="listarCodigoAsunto"&gt;</text:p>
      <text:p text:style-name="P27"><text:s text:c="6"/>&lt;soap:operation soapAction="" style="document" /&gt;</text:p>
      <text:p text:style-name="P27"><text:s text:c="6"/>&lt;wsdl:input name="listarCodigoAsunto"&gt;</text:p>
      <text:p text:style-name="P27"><text:s text:c="8"/>&lt;soap:body use="literal" /&gt;</text:p>
      <text:p text:style-name="P27"><text:s text:c="6"/>&lt;/wsdl:input&gt;</text:p>
      <text:p text:style-name="P27"><text:s text:c="6"/>&lt;wsdl:output name="listarCodig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Usuario"&gt;</text:p>
      <text:p text:style-name="P27"><text:s text:c="6"/>&lt;soap:operation soapAction="" style="document" /&gt;</text:p>
      <text:p text:style-name="P27"><text:s text:c="6"/>&lt;wsdl:input name="obtenerLibrosOficinaUsuario"&gt;</text:p>
      <text:p text:style-name="P27"><text:s text:c="8"/>&lt;soap:body use="literal" /&gt;</text:p>
      <text:p text:style-name="P27"><text:s text:c="6"/>&lt;/wsdl:input&gt;</text:p>
      <text:p text:style-name="P27"><text:s text:c="6"/>&lt;wsdl:output name="obtenerLibrosOficinaUsuari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oft-page-break/><text:s text:c="4"/>&lt;/wsdl:operation&gt;</text:p>
      <text:p text:style-name="P27"><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TipoAsunto"&gt;</text:p>
      <text:p text:style-name="P27"><text:s text:c="6"/>&lt;soap:operation soapAction="" style="document" /&gt;</text:p>
      <text:p text:style-name="P27"><text:s text:c="6"/>&lt;wsdl:input name="listarTipoAsunto"&gt;</text:p>
      <text:p text:style-name="P27"><text:s text:c="8"/>&lt;soap:body use="literal" /&gt;</text:p>
      <text:p text:style-name="P27"><text:s text:c="6"/>&lt;/wsdl:input&gt;</text:p>
      <text:p text:style-name="P27"><text:s text:c="6"/>&lt;wsdl:output name="listarTip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Organismos"&gt;</text:p>
      <text:p text:style-name="P27"><text:s text:c="6"/>&lt;soap:operation soapAction="" style="document" /&gt;</text:p>
      <text:p text:style-name="P27"><text:s text:c="6"/>&lt;wsdl:input name="listarOrganismos"&gt;</text:p>
      <text:p text:style-name="P27"><text:s text:c="8"/>&lt;soap:body use="literal" /&gt;</text:p>
      <text:p text:style-name="P27"><text:s text:c="6"/>&lt;/wsdl:input&gt;</text:p>
      <text:p text:style-name="P27"><text:s text:c="6"/>&lt;wsdl:output name="listarOrganismo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Libros"&gt;</text:p>
      <text:p text:style-name="P27"><text:s text:c="6"/>&lt;soap:operation soapAction="" style="document" /&gt;</text:p>
      <text:p text:style-name="P27"><text:s text:c="6"/>&lt;wsdl:input name="listarLibros"&gt;</text:p>
      <text:p text:style-name="P27"><text:s text:c="8"/>&lt;soap:body use="literal" /&gt;</text:p>
      <text:p text:style-name="P27"><text:s text:c="6"/>&lt;/wsdl:input&gt;</text:p>
      <text:p text:style-name="P27"><text:s text:c="6"/>&lt;wsdl:output name="listarLibrosResponse"&gt;</text:p>
      <text:p text:style-name="P27"><text:s text:c="8"/>&lt;soap:body use="literal" /&gt;</text:p>
      <text:p text:style-name="P27"><text:s text:c="6"/>&lt;/wsdl:output&gt;</text:p>
      <text:p text:style-name="P27"><text:soft-page-break/><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TipoDocumental"&gt;</text:p>
      <text:p text:style-name="P27"><text:s text:c="6"/>&lt;soap:operation soapAction="" style="document" /&gt;</text:p>
      <text:p text:style-name="P27"><text:s text:c="6"/>&lt;wsdl:input name="listarTipoDocumental"&gt;</text:p>
      <text:p text:style-name="P27"><text:s text:c="8"/>&lt;soap:body use="literal" /&gt;</text:p>
      <text:p text:style-name="P27"><text:s text:c="6"/>&lt;/wsdl:input&gt;</text:p>
      <text:p text:style-name="P27"><text:s text:c="6"/>&lt;wsdl:output name="listarTipoDocumental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listarOficinas"&gt;</text:p>
      <text:p text:style-name="P27"><text:s text:c="6"/>&lt;soap:operation soapAction="" style="document" /&gt;</text:p>
      <text:p text:style-name="P27"><text:s text:c="6"/>&lt;wsdl:input name="listarOficinas"&gt;</text:p>
      <text:p text:style-name="P27"><text:s text:c="8"/>&lt;soap:body use="literal" /&gt;</text:p>
      <text:p text:style-name="P27"><text:s text:c="6"/>&lt;/wsdl:input&gt;</text:p>
      <text:p text:style-name="P27"><text:s text:c="6"/>&lt;wsdl:output name="listarOfici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gt;</text:p>
      <text:p text:style-name="P27"><text:s text:c="6"/>&lt;soap:operation soapAction="" style="document" /&gt;</text:p>
      <text:p text:style-name="P27"><text:s text:c="6"/>&lt;wsdl:input name="obtenerLibrosOficina"&gt;</text:p>
      <text:p text:style-name="P27"><text:s text:c="8"/>&lt;soap:body use="literal" /&gt;</text:p>
      <text:p text:style-name="P27"><text:s text:c="6"/>&lt;/wsdl:input&gt;</text:p>
      <text:p text:style-name="P27"><text:soft-page-break/><text:s text:c="6"/>&lt;wsdl:output name="obtenerLibrosOfici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InfoWsService"&gt;</text:p>
      <text:p text:style-name="P27"><text:s text:c="4"/>&lt;wsdl:port binding="tns:RegWebInfoWsServiceSoapBinding" name="RegWebInfoWs"&gt;</text:p>
      <text:p text:style-name="P27"><text:s text:c="6"/>&lt;soap:address location="http://localhost:8080/regweb3/ws/v3/RegWebInfo" /&gt;</text:p>
      <text:p text:style-name="P27"><text:s text:c="4"/>&lt;/wsdl:port&gt;</text:p>
      <text:p text:style-name="P27"><text:s text:c="2"/>&lt;/wsdl:service&gt;</text:p>
      <text:p text:style-name="P27">&lt;/wsdl:definitions&gt;</text:p>
      <text:h text:style-name="Heading_20_2" text:outline-level="2">Personas</text:h>
      <text:p text:style-name="P27">&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actualizarPersona" type="tns:actualizarPersona" /&gt;</text:p>
      <text:p text:style-name="P27">&lt;xs:element name="actualizarPersonaResponse" type="tns:actualizarPersonaResponse" /&gt;</text:p>
      <text:p text:style-name="P27">&lt;xs:element name="borrarPersona" type="tns:borrarPersona" /&gt;</text:p>
      <text:p text:style-name="P27">&lt;xs:element name="borrarPersonaResponse" type="tns:borrarPersonaResponse" /&gt;</text:p>
      <text:p text:style-name="P27">&lt;xs:element name="crearPersona" type="tns:crearPersona" /&gt;</text:p>
      <text:p text:style-name="P27">&lt;xs:element name="crearPersonaResponse" type="tns:crearPersonaResponse"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starPersonas" type="tns:listarPersonas" /&gt;</text:p>
      <text:p text:style-name="P27">&lt;xs:element name="listarPersonasResponse" type="tns:listarPersonasResponse" /&gt;</text:p>
      <text:p text:style-name="P27">&lt;xs:element name="personaWs" type="tns:personaWs" /&gt;</text:p>
      <text:p text:style-name="P27">&lt;xs:complexType name="crearPersona"&gt;</text:p>
      <text:p text:style-name="P27">&lt;xs:sequence&gt;</text:p>
      <text:p text:style-name="P27">&lt;xs:element minOccurs="0" name="personaWs" type="tns:personaWs" /&gt;</text:p>
      <text:p text:style-name="P27"><text:soft-page-break/>&lt;/xs:sequence&gt;</text:p>
      <text:p text:style-name="P27">&lt;/xs:complexType&gt;</text:p>
      <text:p text:style-name="P27">&lt;xs:complexType name="personaWs"&gt;</text:p>
      <text:p text:style-name="P27">&lt;xs:sequence&gt;</text:p>
      <text:p text:style-name="P27">&lt;xs:element minOccurs="0" name="apellido1" type="xs:string" /&gt;</text:p>
      <text:p text:style-name="P27">&lt;xs:element minOccurs="0" name="apellido2" type="xs:string" /&gt;</text:p>
      <text:p text:style-name="P27">&lt;xs:element minOccurs="0" name="canal" type="xs:long" /&gt;</text:p>
      <text:p text:style-name="P27">&lt;xs:element minOccurs="0" name="codigoEntidadGeograficaDir3ID" type="xs:string" /&gt;</text:p>
      <text:p text:style-name="P27">&lt;xs:element minOccurs="0" name="cp" type="xs:string" /&gt;</text:p>
      <text:p text:style-name="P27">&lt;xs:element minOccurs="0" name="direccion" type="xs:string" /&gt;</text:p>
      <text:p text:style-name="P27">&lt;xs:element minOccurs="0" name="direccionElectronica" type="xs:string" /&gt;</text:p>
      <text:p text:style-name="P27">&lt;xs:element minOccurs="0" name="documento" type="xs:string" /&gt;</text:p>
      <text:p text:style-name="P27">&lt;xs:element minOccurs="0" name="email" type="xs:string" /&gt;</text:p>
      <text:p text:style-name="P27">&lt;xs:element name="entidadDir3ID" type="xs:string" /&gt;</text:p>
      <text:p text:style-name="P27">&lt;xs:element name="guardarInteresado" type="xs:boolean" /&gt;</text:p>
      <text:p text:style-name="P27">&lt;xs:element minOccurs="0" name="id" type="xs:long" /&gt;</text:p>
      <text:p text:style-name="P27">&lt;xs:element minOccurs="0" name="localidadDir3ID" type="xs:long" /&gt;</text:p>
      <text:p text:style-name="P27">&lt;xs:element minOccurs="0" name="nombre" type="xs:string" /&gt;</text:p>
      <text:p text:style-name="P27">&lt;xs:element minOccurs="0" name="observaciones" type="xs:string" /&gt;</text:p>
      <text:p text:style-name="P27">&lt;xs:element minOccurs="0" name="paisDir3ID" type="xs:long" /&gt;</text:p>
      <text:p text:style-name="P27">&lt;xs:element minOccurs="0" name="provinciaDir3ID" type="xs:long" /&gt;</text:p>
      <text:p text:style-name="P27">&lt;xs:element minOccurs="0" name="razonSocial" type="xs:string" /&gt;</text:p>
      <text:p text:style-name="P27">&lt;xs:element minOccurs="0" name="telefono" type="xs:string" /&gt;</text:p>
      <text:p text:style-name="P27">&lt;xs:element minOccurs="0" name="tipoDocumentoIdentificacionNTI" type="xs:string" /&gt;</text:p>
      <text:p text:style-name="P27">&lt;xs:element minOccurs="0" name="tipoPersonaID" type="xs:long" /&gt;</text:p>
      <text:p text:style-name="P27">&lt;/xs:sequence&gt;</text:p>
      <text:p text:style-name="P27">&lt;/xs:complexType&gt;</text:p>
      <text:p text:style-name="P27">&lt;xs:complexType name="crearPersonaResponse"&gt;</text:p>
      <text:p text:style-name="P27">&lt;xs:sequence&gt;</text:p>
      <text:p text:style-name="P27">&lt;xs:element minOccurs="0" name="return" type="xs:long" /&gt;</text:p>
      <text:p text:style-name="P27">&lt;/xs:sequence&gt;</text:p>
      <text:p text:style-name="P27">&lt;/xs:complexType&gt;</text:p>
      <text:p text:style-name="P27">&lt;xs:complexType name="wsFieldValidationError"&gt;</text:p>
      <text:p text:style-name="P27">&lt;xs:sequence&gt;</text:p>
      <text:p text:style-name="P27">&lt;xs:element name="label" type="xs:string" /&gt;</text:p>
      <text:p text:style-name="P27">&lt;xs:element name="field" type="xs:string" /&gt;</text:p>
      <text:p text:style-name="P27">&lt;xs:element name="translation" type="tns:wsI18NTranslation" /&gt;</text:p>
      <text:p text:style-name="P27">&lt;xs:element name="error" type="xs:string" /&gt;</text:p>
      <text:p text:style-name="P27">&lt;/xs:sequence&gt;</text:p>
      <text:p text:style-name="P27">&lt;/xs:complexType&gt;</text:p>
      <text:p text:style-name="P27">&lt;xs:complexType name="wsI18NTranslation"&gt;</text:p>
      <text:p text:style-name="P27"><text:soft-page-break/>&lt;xs:sequence&gt;</text:p>
      <text:p text:style-name="P27">&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borrarPersona"&gt;</text:p>
      <text:p text:style-name="P27">&lt;xs:sequence&gt;</text:p>
      <text:p text:style-name="P27">&lt;xs:element minOccurs="0" name="personaID" type="xs:long" /&gt;</text:p>
      <text:p text:style-name="P27">&lt;/xs:sequence&gt;</text:p>
      <text:p text:style-name="P27">&lt;/xs:complexType&gt;</text:p>
      <text:p text:style-name="P27">&lt;xs:complexType name="borrarPersonaResponse"&gt;</text:p>
      <text:p text:style-name="P27">&lt;xs:sequence /&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lt;/xs:sequence&gt;</text:p>
      <text:p text:style-name="P27">&lt;/xs:complexType&gt;</text:p>
      <text:p text:style-name="P27">&lt;xs:complexType name="listarPersonas"&gt;</text:p>
      <text:p text:style-name="P27">&lt;xs:sequence&gt;</text:p>
      <text:p text:style-name="P27">&lt;xs:element minOccurs="0" name="entidadCodigoDir3" type="xs:string" /&gt;</text:p>
      <text:p text:style-name="P27">&lt;/xs:sequence&gt;</text:p>
      <text:p text:style-name="P27">&lt;/xs:complexType&gt;</text:p>
      <text:p text:style-name="P27">&lt;xs:complexType name="listarPersonasResponse"&gt;</text:p>
      <text:p text:style-name="P27">&lt;xs:sequence&gt;</text:p>
      <text:p text:style-name="P27">&lt;xs:element maxOccurs="unbounded" minOccurs="0" name="return" type="tns:personaWs"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text:soft-page-break/>&lt;xs:sequence&gt;</text:p>
      <text:p text:style-name="P27">&lt;xs:element name="return" type="xs:int" /&gt;</text:p>
      <text:p text:style-name="P27">&lt;/xs:sequence&gt;</text:p>
      <text:p text:style-name="P27">&lt;/xs:complexType&gt;</text:p>
      <text:p text:style-name="P27">&lt;xs:complexType name="actualizarPersona"&gt;</text:p>
      <text:p text:style-name="P27">&lt;xs:sequence&gt;</text:p>
      <text:p text:style-name="P27">&lt;xs:element minOccurs="0" name="personaWs" type="tns:personaWs" /&gt;</text:p>
      <text:p text:style-name="P27">&lt;/xs:sequence&gt;</text:p>
      <text:p text:style-name="P27">&lt;/xs:complexType&gt;</text:p>
      <text:p text:style-name="P27">&lt;xs:complexType name="actualizarPersonaResponse"&gt;</text:p>
      <text:p text:style-name="P27">&lt;xs:sequence /&gt;</text:p>
      <text:p text:style-name="P27">&lt;/xs:complexType&gt;</text:p>
      <text:p text:style-name="P27">&lt;xs:element name="WsValidationErrors" type="tns:WsValidationErrors" /&gt;</text:p>
      <text:p text:style-name="P27">&lt;xs:complexType name="WsValidationErrors"&gt;</text:p>
      <text:p text:style-name="P27">&lt;xs:sequence&gt;</text:p>
      <text:p text:style-name="P27">&lt;xs:element maxOccurs="unbounded" minOccurs="0" name="fieldFaults" type="tns:wsFieldValidationError"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Personas"&gt;</text:p>
      <text:p text:style-name="P27"><text:s text:c="4"/>&lt;wsdl:part element="tns:listarPersonas" name="parameters"&gt;</text:p>
      <text:p text:style-name="P27"><text:s text:c="4"/>&lt;/wsdl:part&gt;</text:p>
      <text:p text:style-name="P27"><text:s text:c="2"/>&lt;/wsdl:message&gt;</text:p>
      <text:p text:style-name="P27"><text:s text:c="2"/>&lt;wsdl:message name="crearPersona"&gt;</text:p>
      <text:p text:style-name="P27"><text:s text:c="4"/>&lt;wsdl:part element="tns:crearPersona"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oft-page-break/><text:s text:c="2"/>&lt;/wsdl:message&gt;</text:p>
      <text:p text:style-name="P27"><text:s text:c="2"/>&lt;wsdl:message name="borrarPersonaResponse"&gt;</text:p>
      <text:p text:style-name="P27"><text:s text:c="4"/>&lt;wsdl:part element="tns:borrarPersonaResponse" name="parameters"&gt;</text:p>
      <text:p text:style-name="P27"><text:s text:c="4"/>&lt;/wsdl:part&gt;</text:p>
      <text:p text:style-name="P27"><text:s text:c="2"/>&lt;/wsdl:message&gt;</text:p>
      <text:p text:style-name="P27"><text:s text:c="2"/>&lt;wsdl:message name="borrarPersona"&gt;</text:p>
      <text:p text:style-name="P27"><text:s text:c="4"/>&lt;wsdl:part element="tns:borrarPersona" name="parameters"&gt;</text:p>
      <text:p text:style-name="P27"><text:s text:c="4"/>&lt;/wsdl:part&gt;</text:p>
      <text:p text:style-name="P27"><text:s text:c="2"/>&lt;/wsdl:message&gt;</text:p>
      <text:p text:style-name="P27"><text:s text:c="2"/>&lt;wsdl:message name="crearPersonaResponse"&gt;</text:p>
      <text:p text:style-name="P27"><text:s text:c="4"/>&lt;wsdl:part element="tns:crearPersonaResponse" name="parameters"&gt;</text:p>
      <text:p text:style-name="P27"><text:s text:c="4"/>&lt;/wsdl:part&gt;</text:p>
      <text:p text:style-name="P27"><text:s text:c="2"/>&lt;/wsdl:message&gt;</text:p>
      <text:p text:style-name="P27"><text:s text:c="2"/>&lt;wsdl:message name="listarPersonasResponse"&gt;</text:p>
      <text:p text:style-name="P27"><text:s text:c="4"/>&lt;wsdl:part element="tns:listarPersonasResponse" name="parameters"&gt;</text:p>
      <text:p text:style-name="P27"><text:s text:c="4"/>&lt;/wsdl:part&gt;</text:p>
      <text:p text:style-name="P27"><text:s text:c="2"/>&lt;/wsdl:message&gt;</text:p>
      <text:p text:style-name="P27"><text:s text:c="2"/>&lt;wsdl:message name="actualizarPersona"&gt;</text:p>
      <text:p text:style-name="P27"><text:s text:c="4"/>&lt;wsdl:part element="tns:actualizarPersona" name="parameters"&gt;</text:p>
      <text:p text:style-name="P27"><text:s text:c="4"/>&lt;/wsdl:part&gt;</text:p>
      <text:p text:style-name="P27"><text:s text:c="2"/>&lt;/wsdl:message&gt;</text:p>
      <text:p text:style-name="P27"><text:s text:c="2"/>&lt;wsdl:message name="actualizarPersonaResponse"&gt;</text:p>
      <text:p text:style-name="P27"><text:s text:c="4"/>&lt;wsdl:part element="tns:actualizarPerso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message name="WsValidationException"&gt;</text:p>
      <text:p text:style-name="P27"><text:s text:c="4"/>&lt;wsdl:part element="tns:WsValidationErrors" name="WsValidationException"&gt;</text:p>
      <text:p text:style-name="P27"><text:s text:c="4"/>&lt;/wsdl:part&gt;</text:p>
      <text:p text:style-name="P27"><text:s text:c="2"/>&lt;/wsdl:message&gt;</text:p>
      <text:p text:style-name="P27"><text:s text:c="2"/>&lt;wsdl:portType name="RegWebPersonasWs"&gt;</text:p>
      <text:p text:style-name="P27"><text:soft-page-break/><text:s text:c="4"/>&lt;wsdl:operation name="crearPersona"&gt;</text:p>
      <text:p text:style-name="P27"><text:s text:c="6"/>&lt;wsdl:input message="tns:crearPersona" name="crearPersona"&gt;</text:p>
      <text:p text:style-name="P27"><text:s text:c="4"/>&lt;/wsdl:input&gt;</text:p>
      <text:p text:style-name="P27"><text:s text:c="6"/>&lt;wsdl:output message="tns:crearPersonaResponse" name="cre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4"/>&lt;wsdl:operation name="borrarPersona"&gt;</text:p>
      <text:p text:style-name="P27"><text:s text:c="6"/>&lt;wsdl:input message="tns:borrarPersona" name="borrarPersona"&gt;</text:p>
      <text:p text:style-name="P27"><text:s text:c="4"/>&lt;/wsdl:input&gt;</text:p>
      <text:p text:style-name="P27"><text:s text:c="6"/>&lt;wsdl:output message="tns:borrarPersonaResponse" name="borrarPerso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Personas"&gt;</text:p>
      <text:p text:style-name="P27"><text:s text:c="6"/>&lt;wsdl:input message="tns:listarPersonas" name="listarPersonas"&gt;</text:p>
      <text:p text:style-name="P27"><text:s text:c="4"/>&lt;/wsdl:input&gt;</text:p>
      <text:p text:style-name="P27"><text:s text:c="6"/>&lt;wsdl:output message="tns:listarPersonasResponse" name="listarPerso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actualizarPersona"&gt;</text:p>
      <text:p text:style-name="P27"><text:soft-page-break/><text:s text:c="6"/>&lt;wsdl:input message="tns:actualizarPersona" name="actualizarPersona"&gt;</text:p>
      <text:p text:style-name="P27"><text:s text:c="4"/>&lt;/wsdl:input&gt;</text:p>
      <text:p text:style-name="P27"><text:s text:c="6"/>&lt;wsdl:output message="tns:actualizarPersonaResponse" name="actualiz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PersonasWsServiceSoapBinding" type="tns:RegWebPersonasWs"&gt;</text:p>
      <text:p text:style-name="P27"><text:s text:c="4"/>&lt;soap:binding style="document" transport="http://schemas.xmlsoap.org/soap/http" /&gt;</text:p>
      <text:p text:style-name="P27"><text:s text:c="4"/>&lt;wsdl:operation name="borrarPersona"&gt;</text:p>
      <text:p text:style-name="P27"><text:s text:c="6"/>&lt;soap:operation soapAction="" style="document" /&gt;</text:p>
      <text:p text:style-name="P27"><text:s text:c="6"/>&lt;wsdl:input name="borrarPersona"&gt;</text:p>
      <text:p text:style-name="P27"><text:s text:c="8"/>&lt;soap:body use="literal" /&gt;</text:p>
      <text:p text:style-name="P27"><text:s text:c="6"/>&lt;/wsdl:input&gt;</text:p>
      <text:p text:style-name="P27"><text:s text:c="6"/>&lt;wsdl:output name="borrarPerso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crearPersona"&gt;</text:p>
      <text:p text:style-name="P27"><text:s text:c="6"/>&lt;soap:operation soapAction="" style="document" /&gt;</text:p>
      <text:p text:style-name="P27"><text:s text:c="6"/>&lt;wsdl:input name="crearPersona"&gt;</text:p>
      <text:p text:style-name="P27"><text:s text:c="8"/>&lt;soap:body use="literal" /&gt;</text:p>
      <text:p text:style-name="P27"><text:s text:c="6"/>&lt;/wsdl:input&gt;</text:p>
      <text:p text:style-name="P27"><text:s text:c="6"/>&lt;wsdl:output name="cre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oft-page-break/><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Personas"&gt;</text:p>
      <text:p text:style-name="P27"><text:s text:c="6"/>&lt;soap:operation soapAction="" style="document" /&gt;</text:p>
      <text:p text:style-name="P27"><text:s text:c="6"/>&lt;wsdl:input name="listarPersonas"&gt;</text:p>
      <text:p text:style-name="P27"><text:s text:c="8"/>&lt;soap:body use="literal" /&gt;</text:p>
      <text:p text:style-name="P27"><text:s text:c="6"/>&lt;/wsdl:input&gt;</text:p>
      <text:p text:style-name="P27"><text:s text:c="6"/>&lt;wsdl:output name="listarPerso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actualizarPersona"&gt;</text:p>
      <text:p text:style-name="P27"><text:s text:c="6"/>&lt;soap:operation soapAction="" style="document" /&gt;</text:p>
      <text:p text:style-name="P27"><text:s text:c="6"/>&lt;wsdl:input name="actualizarPersona"&gt;</text:p>
      <text:p text:style-name="P27"><text:s text:c="8"/>&lt;soap:body use="literal" /&gt;</text:p>
      <text:p text:style-name="P27"><text:s text:c="6"/>&lt;/wsdl:input&gt;</text:p>
      <text:p text:style-name="P27"><text:s text:c="6"/>&lt;wsdl:output name="actualiz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oft-page-break/><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PersonasWsService"&gt;</text:p>
      <text:p text:style-name="P27"><text:s text:c="4"/>&lt;wsdl:port binding="tns:RegWebPersonasWsServiceSoapBinding" name="RegWebPersonasWs"&gt;</text:p>
      <text:p text:style-name="P27"><text:s text:c="6"/>&lt;soap:address location="http://localhost:8080/regweb3/ws/v3/RegWebPersonas" /&gt;</text:p>
      <text:p text:style-name="P27"><text:s text:c="4"/>&lt;/wsdl:port&gt;</text:p>
      <text:p text:style-name="P27"><text:s text:c="2"/>&lt;/wsdl:service&gt;</text:p>
      <text:p text:style-name="P27">&lt;/wsdl:definitions&gt;</text:p>
      <text:p text:style-name="Text_20_body"/>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10-22T09:43:27.24</dc:date>
    <dc:creator>Eduardo Arrivi</dc:creator>
    <meta:editing-duration>P4DT18H15M33S</meta:editing-duration>
    <meta:editing-cycles>97</meta:editing-cycles>
    <meta:generator>OpenOffice/4.1.1$Win32 OpenOffice.org_project/411m6$Build-9775</meta:generator>
    <meta:printed-by>Eduardo Arrivi</meta:printed-by>
    <meta:print-date>2014-10-15T10:52:16.51</meta:print-date>
    <meta:document-statistic meta:table-count="33" meta:image-count="0" meta:object-count="0" meta:page-count="61" meta:paragraph-count="3499" meta:word-count="9265" meta:character-count="102866"/>
  </office:meta>
</office:document-meta>
</file>